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ohit Hindi" svg:font-family="'Lohit Hindi'"/>
    <style:font-face style:name="Lohit Hindi1" svg:font-family="'Lohit Hindi'"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7.022cm" fo:margin-left="-0.016cm" fo:margin-top="0cm" fo:margin-bottom="0cm" table:align="left" style:writing-mode="lr-tb"/>
    </style:style>
    <style:style style:name="Tabla1.A" style:family="table-column">
      <style:table-column-properties style:column-width="5.821cm"/>
    </style:style>
    <style:style style:name="Tabla1.B" style:family="table-column">
      <style:table-column-properties style:column-width="11.201cm"/>
    </style:style>
    <style:style style:name="Tabla1.1" style:family="table-row">
      <style:table-row-properties fo:keep-together="auto"/>
    </style:style>
    <style:style style:name="Tabla1.A1" style:family="table-cell">
      <style:table-cell-properties fo:padding="0.191cm" fo:border-left="0.05pt solid #000000" fo:border-right="none" fo:border-top="0.05pt solid #000000" fo:border-bottom="0.05pt solid #000000"/>
    </style:style>
    <style:style style:name="Tabla1.B1" style:family="table-cell">
      <style:table-cell-properties fo:padding="0.191cm" fo:border="0.05pt solid #000000"/>
    </style:style>
    <style:style style:name="Tabla1.A2" style:family="table-cell">
      <style:table-cell-properties fo:padding="0.191cm" fo:border-left="0.05pt solid #000000" fo:border-right="none" fo:border-top="none" fo:border-bottom="0.05pt solid #000000"/>
    </style:style>
    <style:style style:name="Tabla1.B2" style:family="table-cell">
      <style:table-cell-properties fo:padding="0.191cm" fo:border-left="0.05pt solid #000000" fo:border-right="0.05pt solid #000000" fo:border-top="none" fo:border-bottom="0.05pt solid #000000"/>
    </style:style>
    <style:style style:name="Tabla7" style:family="table">
      <style:table-properties style:width="17cm" fo:margin-left="-0.016cm" fo:margin-top="0cm" fo:margin-bottom="0cm" table:align="left" style:writing-mode="lr-tb"/>
    </style:style>
    <style:style style:name="Tabla7.A" style:family="table-column">
      <style:table-column-properties style:column-width="3.131cm"/>
    </style:style>
    <style:style style:name="Tabla7.B" style:family="table-column">
      <style:table-column-properties style:column-width="13.869cm"/>
    </style:style>
    <style:style style:name="Tabla7.1" style:family="table-row">
      <style:table-row-properties fo:keep-together="auto"/>
    </style:style>
    <style:style style:name="Tabla7.A1" style:family="table-cell">
      <style:table-cell-properties fo:padding="0.191cm" fo:border-left="0.05pt solid #000000" fo:border-right="none" fo:border-top="0.05pt solid #000000" fo:border-bottom="0.05pt solid #000000"/>
    </style:style>
    <style:style style:name="Tabla7.B1" style:family="table-cell">
      <style:table-cell-properties fo:padding="0.191cm" fo:border="0.05pt solid #000000"/>
    </style:style>
    <style:style style:name="Tabla7.A2" style:family="table-cell">
      <style:table-cell-properties fo:padding="0.191cm" fo:border-left="0.05pt solid #000000" fo:border-right="none" fo:border-top="none" fo:border-bottom="0.05pt solid #000000"/>
    </style:style>
    <style:style style:name="Tabla7.B2" style:family="table-cell">
      <style:table-cell-properties fo:padding="0.191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25cm" style:contextual-spacing="false" fo:text-align="center" style:justify-single-word="false"/>
    </style:style>
    <style:style style:name="P4" style:family="paragraph" style:parent-style-name="Standard">
      <style:paragraph-properties fo:margin-top="0cm" fo:margin-bottom="0.25cm" style:contextual-spacing="false" fo:text-align="center" style:justify-single-word="false"/>
      <style:text-properties officeooo:paragraph-rsid="00406455"/>
    </style:style>
    <style:style style:name="P5" style:family="paragraph" style:parent-style-name="Standard">
      <style:paragraph-properties fo:margin-top="0cm" fo:margin-bottom="0cm" style:contextual-spacing="false"/>
    </style:style>
    <style:style style:name="P6" style:family="paragraph" style:parent-style-name="Standard">
      <style:paragraph-properties fo:margin-top="0cm" fo:margin-bottom="0cm" style:contextual-spacing="false"/>
      <style:text-properties style:text-underline-style="solid" style:text-underline-width="auto" style:text-underline-color="font-color" fo:font-weight="bold" style:font-weight-asian="bold"/>
    </style:style>
    <style:style style:name="P7" style:family="paragraph" style:parent-style-name="Standard">
      <style:paragraph-properties fo:margin-top="0cm" fo:margin-bottom="0cm" style:contextual-spacing="false"/>
      <style:text-properties officeooo:paragraph-rsid="0021e80c"/>
    </style:style>
    <style:style style:name="P8" style:family="paragraph" style:parent-style-name="Standard">
      <style:paragraph-properties fo:margin-top="0cm" fo:margin-bottom="0cm" style:contextual-spacing="false"/>
      <style:text-properties style:font-name="Arial" fo:font-size="11pt" style:font-size-asian="11pt" style:font-size-complex="11pt"/>
    </style:style>
    <style:style style:name="P9" style:family="paragraph" style:parent-style-name="Standard">
      <style:paragraph-properties fo:margin-top="0cm" fo:margin-bottom="0cm" style:contextual-spacing="false"/>
      <style:text-properties style:font-name="Arial" fo:font-size="11pt" officeooo:paragraph-rsid="00489d5c" style:font-size-asian="11pt" style:font-size-complex="11pt"/>
    </style:style>
    <style:style style:name="P10" style:family="paragraph" style:parent-style-name="Standard">
      <style:paragraph-properties fo:margin-top="0cm" fo:margin-bottom="0cm" style:contextual-spacing="false"/>
      <style:text-properties style:font-name="Arial" fo:font-size="11pt" officeooo:rsid="002ac776" officeooo:paragraph-rsid="002ac776" style:font-size-asian="11pt" style:font-size-complex="11pt"/>
    </style:style>
    <style:style style:name="P11" style:family="paragraph" style:parent-style-name="Standard">
      <style:text-properties style:font-name="Arial" fo:font-size="11pt" style:font-size-asian="11pt" style:font-size-complex="11pt"/>
    </style:style>
    <style:style style:name="P12" style:family="paragraph" style:parent-style-name="Standard">
      <style:text-properties style:font-name="Arial" fo:font-size="11pt" officeooo:paragraph-rsid="0024f86a" style:font-size-asian="11pt" style:font-size-complex="11pt"/>
    </style:style>
    <style:style style:name="P13" style:family="paragraph" style:parent-style-name="Standard">
      <style:text-properties style:font-name="Arial" fo:font-size="11pt" officeooo:paragraph-rsid="002720f4" style:font-size-asian="11pt" style:font-size-complex="11pt"/>
    </style:style>
    <style:style style:name="P14" style:family="paragraph" style:parent-style-name="Standard">
      <style:text-properties style:font-name="Arial" fo:font-size="11pt" officeooo:paragraph-rsid="0034aa58" style:font-size-asian="11pt" style:font-size-complex="11pt"/>
    </style:style>
    <style:style style:name="P15" style:family="paragraph" style:parent-style-name="Standard">
      <style:text-properties style:font-name="Arial" fo:font-size="11pt" officeooo:paragraph-rsid="00353b62" style:font-size-asian="11pt" style:font-size-complex="11pt"/>
    </style:style>
    <style:style style:name="P16" style:family="paragraph" style:parent-style-name="Standard">
      <style:text-properties style:font-name="Arial" fo:font-size="11pt" officeooo:paragraph-rsid="00387f48" style:font-size-asian="11pt" style:font-size-complex="11pt"/>
    </style:style>
    <style:style style:name="P17" style:family="paragraph" style:parent-style-name="Standard">
      <style:text-properties style:font-name="Arial" fo:font-size="11pt" officeooo:paragraph-rsid="00433578" style:font-size-asian="11pt" style:font-size-complex="11pt"/>
    </style:style>
    <style:style style:name="P18" style:family="paragraph" style:parent-style-name="Standard">
      <style:text-properties style:font-name="Arial" fo:font-size="11pt" officeooo:paragraph-rsid="0044181d" style:font-size-asian="11pt" style:font-size-complex="11pt"/>
    </style:style>
    <style:style style:name="P19" style:family="paragraph" style:parent-style-name="Table_20_Contents">
      <style:text-properties style:font-name="Arial" fo:font-size="11pt" officeooo:paragraph-rsid="0044181d" style:font-size-asian="11pt" style:font-size-complex="11pt"/>
    </style:style>
    <style:style style:name="P20" style:family="paragraph" style:parent-style-name="Standard">
      <style:text-properties style:font-name="Arial" fo:font-size="11pt" officeooo:paragraph-rsid="00462104" style:font-size-asian="11pt" style:font-size-complex="11pt"/>
    </style:style>
    <style:style style:name="P21" style:family="paragraph" style:parent-style-name="Standard">
      <style:paragraph-properties fo:margin-left="1.249cm" fo:margin-right="0cm" fo:text-indent="0cm" style:auto-text-indent="false"/>
      <style:text-properties style:font-name="Arial" fo:font-size="11pt" style:font-size-asian="11pt" style:font-size-complex="11pt"/>
    </style:style>
    <style:style style:name="P22" style:family="paragraph" style:parent-style-name="Standard">
      <style:paragraph-properties fo:margin-left="1.249cm" fo:margin-right="0cm" fo:margin-top="0cm" fo:margin-bottom="0cm" style:contextual-spacing="false" fo:text-indent="0cm" style:auto-text-indent="false"/>
      <style:text-properties style:font-name="Arial" fo:font-size="11pt" style:font-size-asian="11pt" style:font-size-complex="11pt"/>
    </style:style>
    <style:style style:name="P23" style:family="paragraph" style:parent-style-name="Standard">
      <style:paragraph-properties fo:margin-left="0cm" fo:margin-right="0cm" fo:text-indent="0cm" style:auto-text-indent="false"/>
      <style:text-properties style:font-name="Arial" fo:font-size="11pt" officeooo:paragraph-rsid="002471e6" style:font-size-asian="11pt" style:font-size-complex="11pt"/>
    </style:style>
    <style:style style:name="P24" style:family="paragraph" style:parent-style-name="Standard">
      <style:paragraph-properties fo:margin-top="0cm" fo:margin-bottom="0.101cm" style:contextual-spacing="false"/>
      <style:text-properties style:font-name="Arial" fo:font-size="11pt" style:font-size-asian="11pt" style:font-size-complex="11pt"/>
    </style:style>
    <style:style style:name="P25" style:family="paragraph" style:parent-style-name="Standard">
      <style:text-properties style:font-name="Arial" fo:font-size="11pt" style:font-size-asian="11pt" style:language-asian="es" style:country-asian="ES" style:font-size-complex="11pt"/>
    </style:style>
    <style:style style:name="P26" style:family="paragraph" style:parent-style-name="Table_20_Contents">
      <style:text-properties style:font-name="Arial" fo:font-size="11pt" officeooo:paragraph-rsid="0044181d" style:font-size-asian="11pt" style:language-asian="es" style:country-asian="ES" style:font-size-complex="11pt"/>
    </style:style>
    <style:style style:name="P27" style:family="paragraph" style:parent-style-name="Standard">
      <style:paragraph-properties fo:margin-top="0cm" fo:margin-bottom="0cm" style:contextual-spacing="false"/>
      <style:text-properties style:font-name="Arial" fo:font-size="11pt" fo:font-weight="normal" officeooo:paragraph-rsid="00489d5c" style:font-size-asian="11pt" style:font-weight-asian="normal" style:font-size-complex="11pt" style:font-weight-complex="normal"/>
    </style:style>
    <style:style style:name="P28" style:family="paragraph" style:parent-style-name="Standard">
      <style:paragraph-properties fo:margin-top="0cm" fo:margin-bottom="0.199cm" style:contextual-spacing="false"/>
      <style:text-properties style:font-name="Arial" fo:font-size="11pt" fo:font-weight="normal" officeooo:paragraph-rsid="00489d5c" style:font-size-asian="11pt" style:font-weight-asian="normal" style:font-size-complex="11pt" style:font-weight-complex="normal"/>
    </style:style>
    <style:style style:name="P29" style:family="paragraph" style:parent-style-name="Standard">
      <style:text-properties style:font-name="Arial" fo:font-size="11pt" fo:font-weight="normal" officeooo:paragraph-rsid="003a77d7" style:font-size-asian="11pt" style:font-weight-asian="normal" style:font-size-complex="11pt" style:font-weight-complex="normal"/>
    </style:style>
    <style:style style:name="P30" style:family="paragraph" style:parent-style-name="Standard">
      <style:paragraph-properties fo:margin-top="0cm" fo:margin-bottom="0cm" style:contextual-spacing="false"/>
      <style:text-properties style:font-name="Arial" fo:font-size="11pt" fo:font-weight="bold" officeooo:paragraph-rsid="00489d5c" style:font-size-asian="11pt" style:font-weight-asian="bold" style:font-size-complex="11pt" style:font-weight-complex="bold"/>
    </style:style>
    <style:style style:name="P31" style:family="paragraph" style:parent-style-name="Standard">
      <style:text-properties style:font-name="Arial" fo:font-size="11pt" fo:font-weight="bold" officeooo:paragraph-rsid="00489d5c" style:font-size-asian="11pt" style:font-weight-asian="bold" style:font-size-complex="11pt" style:font-weight-complex="bold"/>
    </style:style>
    <style:style style:name="P32" style:family="paragraph" style:parent-style-name="Standard">
      <style:paragraph-properties fo:margin-top="0cm" fo:margin-bottom="0.25cm" style:contextual-spacing="false"/>
      <style:text-properties style:font-name="Arial" fo:font-size="11pt" fo:font-weight="bold" officeooo:paragraph-rsid="00489d5c" style:font-size-asian="11pt" style:font-weight-asian="bold" style:font-size-complex="11pt" style:font-weight-complex="bold"/>
    </style:style>
    <style:style style:name="P33" style:family="paragraph" style:parent-style-name="Standard">
      <style:text-properties style:font-name="Arial" fo:font-size="11pt" fo:font-weight="bold" style:font-size-asian="11pt" style:font-weight-asian="bold" style:font-size-complex="11pt" style:font-weight-complex="bold"/>
    </style:style>
    <style:style style:name="P34" style:family="paragraph" style:parent-style-name="Standard">
      <style:text-properties style:font-name="Arial" fo:font-size="11pt" fo:font-weight="bold" officeooo:paragraph-rsid="00406455" style:font-size-asian="11pt" style:font-weight-asian="bold" style:font-size-complex="11pt" style:font-weight-complex="bold"/>
    </style:style>
    <style:style style:name="P35" style:family="paragraph" style:parent-style-name="Standard">
      <style:text-properties style:font-name="Arial" fo:font-size="11pt" fo:font-weight="bold" officeooo:rsid="00406455" officeooo:paragraph-rsid="00406455" style:font-size-asian="11pt" style:font-weight-asian="bold" style:font-size-complex="11pt" style:font-weight-complex="bold"/>
    </style:style>
    <style:style style:name="P36" style:family="paragraph" style:parent-style-name="Standard">
      <style:paragraph-properties fo:margin-top="0cm" fo:margin-bottom="0.15cm" style:contextual-spacing="false" fo:text-align="center" style:justify-single-word="false"/>
      <style:text-properties style:font-name="Arial" fo:font-size="11pt" fo:font-weight="bold" style:font-size-asian="11pt" style:font-weight-asian="bold" style:font-size-complex="11pt" style:font-weight-complex="bold"/>
    </style:style>
    <style:style style:name="P37" style:family="paragraph" style:parent-style-name="Standard">
      <style:paragraph-properties fo:margin-top="0cm" fo:margin-bottom="0.25cm" style:contextual-spacing="false" fo:text-align="center" style:justify-single-word="false"/>
      <style:text-properties style:font-name="Arial" fo:font-size="11pt" fo:font-weight="bold"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9" style:family="paragraph" style:parent-style-name="Standard">
      <style:paragraph-properties fo:margin-top="0cm" fo:margin-bottom="0cm" style:contextual-spacing="false" fo:text-align="center" style:justify-single-word="false"/>
      <style:text-properties style:font-name="Arial" fo:font-size="12pt" style:text-underline-style="none" fo:font-weight="bold" officeooo:rsid="001c1a4e" officeooo:paragraph-rsid="00489d5c" style:font-size-asian="12pt" style:font-weight-asian="bold" style:font-size-complex="12pt"/>
    </style:style>
    <style:style style:name="P40" style:family="paragraph" style:parent-style-name="Standard">
      <style:paragraph-properties fo:margin-top="0cm" fo:margin-bottom="0cm" style:contextual-spacing="false" fo:text-align="center" style:justify-single-word="false" fo:break-before="page"/>
      <style:text-properties style:font-name="Arial" style:text-underline-style="none" fo:font-weight="bold" officeooo:paragraph-rsid="00489d5c" style:font-weight-asian="bold"/>
    </style:style>
    <style:style style:name="P41" style:family="paragraph" style:parent-style-name="Standard">
      <style:paragraph-properties fo:margin-top="0cm" fo:margin-bottom="0cm" style:contextual-spacing="false"/>
      <style:text-properties officeooo:paragraph-rsid="0046de58"/>
    </style:style>
    <style:style style:name="P42" style:family="paragraph" style:parent-style-name="Standard">
      <style:paragraph-properties fo:margin-top="0cm" fo:margin-bottom="0cm" style:contextual-spacing="false"/>
      <style:text-properties style:font-name="Courier New" fo:font-size="12pt" fo:font-weight="bold" officeooo:paragraph-rsid="00489d5c" style:font-size-asian="12pt" style:font-weight-asian="bold" style:font-size-complex="12pt" style:font-weight-complex="bold"/>
    </style:style>
    <style:style style:name="P43" style:family="paragraph" style:parent-style-name="Standard">
      <style:text-properties style:font-name="Courier New" fo:font-size="12pt" fo:font-weight="bold" officeooo:paragraph-rsid="00489d5c" style:font-size-asian="12pt" style:font-weight-asian="bold" style:font-size-complex="12pt" style:font-weight-complex="bold"/>
    </style:style>
    <style:style style:name="P44" style:family="paragraph" style:parent-style-name="Standard">
      <style:paragraph-properties fo:margin-top="0cm" fo:margin-bottom="0.199cm" style:contextual-spacing="false"/>
      <style:text-properties style:font-name="Courier New" fo:font-size="12pt" fo:font-weight="bold" officeooo:paragraph-rsid="00489d5c" style:font-size-asian="12pt" style:font-weight-asian="bold" style:font-size-complex="12pt" style:font-weight-complex="bold"/>
    </style:style>
    <style:style style:name="P45" style:family="paragraph" style:parent-style-name="Standard">
      <style:text-properties style:font-name="Courier New" fo:font-size="11pt" fo:font-weight="bold" style:font-size-asian="11pt" style:font-weight-asian="bold" style:font-size-complex="11pt" style:font-weight-complex="bold"/>
    </style:style>
    <style:style style:name="P46" style:family="paragraph" style:parent-style-name="Standard">
      <style:text-properties style:font-name="Courier New" fo:font-size="11pt" fo:font-weight="bold" officeooo:paragraph-rsid="002fbeef" style:font-size-asian="11pt" style:font-weight-asian="bold" style:font-size-complex="11pt" style:font-weight-complex="bold"/>
    </style:style>
    <style:style style:name="P47" style:family="paragraph" style:parent-style-name="Standard">
      <style:paragraph-properties fo:margin-top="0cm" fo:margin-bottom="0cm" style:contextual-spacing="false"/>
      <style:text-properties officeooo:rsid="0046de58" officeooo:paragraph-rsid="0046de58"/>
    </style:style>
    <style:style style:name="P48" style:family="paragraph" style:parent-style-name="Standard">
      <style:text-properties officeooo:paragraph-rsid="0025b223"/>
    </style:style>
    <style:style style:name="P49" style:family="paragraph" style:parent-style-name="Standard">
      <style:paragraph-properties fo:margin-left="0cm" fo:margin-right="0cm" fo:text-indent="0cm" style:auto-text-indent="false"/>
      <style:text-properties officeooo:paragraph-rsid="002471e6"/>
    </style:style>
    <style:style style:name="P50" style:family="paragraph" style:parent-style-name="Standard">
      <style:paragraph-properties fo:margin-top="0cm" fo:margin-bottom="0.25cm" style:contextual-spacing="false"/>
    </style:style>
    <style:style style:name="P51" style:family="paragraph" style:parent-style-name="Standard">
      <style:paragraph-properties fo:margin-top="0cm" fo:margin-bottom="0.25cm" style:contextual-spacing="false"/>
      <style:text-properties officeooo:paragraph-rsid="00489d5c"/>
    </style:style>
    <style:style style:name="P52" style:family="paragraph" style:parent-style-name="Standard" style:master-page-name="Standard">
      <style:paragraph-properties fo:margin-top="0cm" fo:margin-bottom="0cm" style:contextual-spacing="false" fo:text-align="center" style:justify-single-word="false" style:page-number="auto"/>
      <style:text-properties style:font-name="Arial" fo:font-size="12pt" style:text-underline-style="none" fo:font-weight="bold" officeooo:paragraph-rsid="00489d5c" style:font-size-asian="12pt" style:font-weight-asian="bold" style:font-size-complex="12pt"/>
    </style:style>
    <style:style style:name="P53" style:family="paragraph" style:parent-style-name="Standard" style:list-style-name="WWNum72">
      <style:text-properties style:font-name="Arial" fo:font-size="11pt" style:font-size-asian="11pt" style:font-size-complex="11pt"/>
    </style:style>
    <style:style style:name="P54" style:family="paragraph" style:parent-style-name="Standard" style:list-style-name="WWNum72">
      <style:text-properties style:font-name="Arial" fo:font-size="11pt" officeooo:paragraph-rsid="0025b223" style:font-size-asian="11pt" style:font-size-complex="11pt"/>
    </style:style>
    <style:style style:name="P55" style:family="paragraph" style:parent-style-name="Standard" style:list-style-name="WWNum73">
      <style:text-properties style:font-name="Arial" fo:font-size="11pt" style:font-size-asian="11pt" style:font-size-complex="11pt"/>
    </style:style>
    <style:style style:name="T1" style:family="text">
      <style:text-properties fo:font-size="12pt" style:font-size-asian="12pt" style:font-size-complex="12pt"/>
    </style:style>
    <style:style style:name="T2" style:family="text">
      <style:text-properties fo:font-size="12pt" officeooo:rsid="001c1a4e" style:font-size-asian="12pt" style:font-size-complex="12pt"/>
    </style:style>
    <style:style style:name="T3" style:family="text">
      <style:text-properties style:font-name="Arial" fo:font-size="11pt" style:font-size-asian="11pt" style:font-size-complex="11pt"/>
    </style:style>
    <style:style style:name="T4" style:family="text">
      <style:text-properties style:font-name="Arial" fo:font-size="11pt" officeooo:rsid="0017e91d" style:font-size-asian="11pt" style:font-size-complex="11pt"/>
    </style:style>
    <style:style style:name="T5" style:family="text">
      <style:text-properties style:font-name="Arial" fo:font-size="11pt" officeooo:rsid="0019bcf8" style:font-size-asian="11pt" style:font-size-complex="11pt"/>
    </style:style>
    <style:style style:name="T6" style:family="text">
      <style:text-properties style:font-name="Arial" fo:font-size="11pt" officeooo:rsid="001a5ac4" style:font-size-asian="11pt" style:font-size-complex="11pt"/>
    </style:style>
    <style:style style:name="T7" style:family="text">
      <style:text-properties style:font-name="Arial" fo:font-size="11pt" officeooo:rsid="0025b223" style:font-size-asian="11pt" style:font-size-complex="11pt"/>
    </style:style>
    <style:style style:name="T8" style:family="text">
      <style:text-properties style:font-name="Arial" fo:font-size="11pt" officeooo:rsid="00406455" style:font-size-asian="11pt" style:font-size-complex="11pt"/>
    </style:style>
    <style:style style:name="T9" style:family="text">
      <style:text-properties style:font-name="Arial" fo:font-size="11pt" officeooo:rsid="0040d9d0" style:font-size-asian="11pt" style:font-size-complex="11pt"/>
    </style:style>
    <style:style style:name="T10" style:family="text">
      <style:text-properties style:font-name="Arial" fo:font-size="11pt" officeooo:rsid="0042d8c3" style:font-size-asian="11pt" style:font-size-complex="11pt"/>
    </style:style>
    <style:style style:name="T11" style:family="text">
      <style:text-properties style:font-name="Arial" fo:font-size="11pt" officeooo:rsid="0042fe12" style:font-size-asian="11pt" style:font-size-complex="11pt"/>
    </style:style>
    <style:style style:name="T12" style:family="text">
      <style:text-properties style:font-name="Arial" fo:font-size="11pt" officeooo:rsid="0046de58" style:font-size-asian="11pt" style:font-size-complex="11pt"/>
    </style:style>
    <style:style style:name="T13" style:family="text">
      <style:text-properties style:font-name="Arial" fo:font-size="11pt" fo:font-style="italic" style:font-size-asian="11pt" style:font-style-asian="italic" style:font-size-complex="11pt" style:font-style-complex="italic"/>
    </style:style>
    <style:style style:name="T14"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Arial" fo:font-size="11pt" fo:font-weight="bold" style:font-size-asian="11pt" style:font-weight-asian="bold" style:font-size-complex="11pt" style:font-weight-complex="bold"/>
    </style:style>
    <style:style style:name="T16" style:family="text">
      <style:text-properties style:font-name="Arial" fo:font-size="11pt" fo:font-weight="bold" officeooo:rsid="00235f36" style:font-size-asian="11pt" style:font-weight-asian="bold" style:font-size-complex="11pt" style:font-weight-complex="bold"/>
    </style:style>
    <style:style style:name="T17" style:family="text">
      <style:text-properties style:font-name="Arial" fo:font-size="11pt" fo:font-weight="bold" officeooo:rsid="00406455" style:font-size-asian="11pt" style:font-weight-asian="bold" style:font-size-complex="11pt" style:font-weight-complex="bold"/>
    </style:style>
    <style:style style:name="T18" style:family="text">
      <style:text-properties style:font-name="Arial" fo:font-size="11pt" fo:font-weight="normal" style:font-size-asian="11pt" style:font-weight-asian="normal" style:font-size-complex="11pt" style:font-weight-complex="normal"/>
    </style:style>
    <style:style style:name="T19" style:family="text">
      <style:text-properties style:font-name="Arial" fo:font-size="11pt" fo:font-weight="normal" officeooo:rsid="002e5d46" style:font-size-asian="11pt" style:font-weight-asian="normal" style:font-size-complex="11pt" style:font-weight-complex="normal"/>
    </style:style>
    <style:style style:name="T20" style:family="text">
      <style:text-properties style:font-name="Arial" fo:font-size="11pt" fo:font-weight="normal" officeooo:rsid="00235f36" style:font-size-asian="11pt" style:font-weight-asian="normal" style:font-size-complex="11pt" style:font-weight-complex="normal"/>
    </style:style>
    <style:style style:name="T21" style:family="text">
      <style:text-properties style:font-name="Arial" fo:font-size="11pt" fo:font-weight="normal" officeooo:rsid="0021e80c" style:font-size-asian="11pt" style:font-weight-asian="normal" style:font-size-complex="11pt" style:font-weight-complex="normal"/>
    </style:style>
    <style:style style:name="T22" style:family="text">
      <style:text-properties style:font-name="Arial" fo:font-size="11pt" fo:font-style="normal" style:font-size-asian="11pt" style:font-style-asian="normal" style:font-size-complex="11pt" style:font-style-complex="normal"/>
    </style:style>
    <style:style style:name="T23" style:family="text">
      <style:text-properties style:font-name="Arial" fo:font-size="11pt" fo:language="en" fo:country="none" style:font-size-asian="11pt" style:font-size-complex="11pt"/>
    </style:style>
    <style:style style:name="T24"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25" style:family="text">
      <style:text-properties style:font-name="Arial" fo:font-size="11pt" style:text-underline-style="solid" style:text-underline-width="auto" style:text-underline-color="font-color" fo:font-weight="bold" officeooo:rsid="00277812" style:font-size-asian="11pt" style:font-weight-asian="bold" style:font-size-complex="11pt" style:font-weight-complex="bold"/>
    </style:style>
    <style:style style:name="T26" style:family="text">
      <style:text-properties style:font-name="Arial" fo:font-size="10.5pt" style:font-size-asian="10.5pt" style:font-size-complex="10.5pt"/>
    </style:style>
    <style:style style:name="T27" style:family="text">
      <style:text-properties officeooo:rsid="0019bcf8"/>
    </style:style>
    <style:style style:name="T28" style:family="text">
      <style:text-properties fo:language="en" fo:country="none" style:language-asian="es" style:country-asian="ES"/>
    </style:style>
    <style:style style:name="T29" style:family="text">
      <style:text-properties style:language-asian="es" style:country-asian="ES"/>
    </style:style>
    <style:style style:name="T30" style:family="text">
      <style:text-properties officeooo:rsid="002b7007" style:language-asian="es" style:country-asian="ES"/>
    </style:style>
    <style:style style:name="T31" style:family="text">
      <style:text-properties officeooo:rsid="003276b0" style:language-asian="es" style:country-asian="ES"/>
    </style:style>
    <style:style style:name="T32" style:family="text">
      <style:text-properties officeooo:rsid="0033a134" style:language-asian="es" style:country-asian="ES"/>
    </style:style>
    <style:style style:name="T33" style:family="text">
      <style:text-properties officeooo:rsid="0034aa58" style:language-asian="es" style:country-asian="ES"/>
    </style:style>
    <style:style style:name="T34" style:family="text">
      <style:text-properties officeooo:rsid="00353b62" style:language-asian="es" style:country-asian="ES"/>
    </style:style>
    <style:style style:name="T35" style:family="text">
      <style:text-properties officeooo:rsid="003a77d7" style:language-asian="es" style:country-asian="ES"/>
    </style:style>
    <style:style style:name="T36" style:family="text">
      <style:text-properties officeooo:rsid="003b98a1" style:language-asian="es" style:country-asian="ES"/>
    </style:style>
    <style:style style:name="T37" style:family="text">
      <style:text-properties officeooo:rsid="00433578" style:language-asian="es" style:country-asian="ES"/>
    </style:style>
    <style:style style:name="T38" style:family="text">
      <style:text-properties officeooo:rsid="0044181d" style:language-asian="es" style:country-asian="ES"/>
    </style:style>
    <style:style style:name="T39" style:family="text">
      <style:text-properties officeooo:rsid="00462104" style:language-asian="es" style:country-asian="ES"/>
    </style:style>
    <style:style style:name="T40" style:family="text">
      <style:text-properties officeooo:rsid="0046de58" style:language-asian="es" style:country-asian="ES"/>
    </style:style>
    <style:style style:name="T41" style:family="text">
      <style:text-properties officeooo:rsid="004dbc7a" style:language-asian="es" style:country-asian="ES"/>
    </style:style>
    <style:style style:name="T42" style:family="text">
      <style:text-properties style:font-name="Courier New"/>
    </style:style>
    <style:style style:name="T43" style:family="text">
      <style:text-properties style:font-name="Courier New" fo:font-size="11pt" style:font-size-asian="11pt" style:font-size-complex="11pt"/>
    </style:style>
    <style:style style:name="T44"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45" style:family="text">
      <style:text-properties style:font-name="Courier New" fo:font-size="11pt" fo:font-weight="bold" style:font-size-asian="11pt" style:font-weight-asian="bold" style:font-size-complex="11pt" style:font-weight-complex="bold"/>
    </style:style>
    <style:style style:name="T46" style:family="text">
      <style:text-properties style:font-name="Courier New" fo:font-size="11pt" fo:font-weight="bold" officeooo:rsid="0025b223" style:font-size-asian="11pt" style:font-weight-asian="bold" style:font-size-complex="11pt" style:font-weight-complex="bold"/>
    </style:style>
    <style:style style:name="T47" style:family="text">
      <style:text-properties style:font-name="Courier New" fo:font-size="11pt" fo:font-weight="bold" officeooo:rsid="0021e80c" style:font-size-asian="11pt" style:font-weight-asian="bold" style:font-size-complex="11pt" style:font-weight-complex="bold"/>
    </style:style>
    <style:style style:name="T48" style:family="text">
      <style:text-properties style:font-name="Courier New" fo:font-size="11pt" fo:font-weight="bold" officeooo:rsid="002720f4" style:font-size-asian="11pt" style:font-weight-asian="bold" style:font-size-complex="11pt" style:font-weight-complex="bold"/>
    </style:style>
    <style:style style:name="T49" style:family="text">
      <style:text-properties style:font-name="Courier New" fo:font-size="11pt" fo:font-weight="bold" officeooo:rsid="00235f36" style:font-size-asian="11pt" style:font-weight-asian="bold" style:font-size-complex="11pt" style:font-weight-complex="bold"/>
    </style:style>
    <style:style style:name="T50" style:family="text">
      <style:text-properties style:font-name="Courier New" fo:font-size="11pt" fo:font-weight="bold" officeooo:rsid="00246d67" style:font-size-asian="11pt" style:font-weight-asian="bold" style:font-size-complex="11pt" style:font-weight-complex="bold"/>
    </style:style>
    <style:style style:name="T51" style:family="text">
      <style:text-properties style:font-name="Courier New" fo:font-size="11pt" fo:font-weight="bold" officeooo:rsid="00504856" style:font-size-asian="11pt" style:font-weight-asian="bold" style:font-size-complex="11pt" style:font-weight-complex="bold"/>
    </style:style>
    <style:style style:name="T52" style:family="text">
      <style:text-properties style:font-name="Courier New" fo:language="en" fo:country="US" fo:font-style="normal" fo:font-weight="bold" style:language-asian="es" style:country-asian="ES" style:font-style-asian="normal" style:font-weight-asian="bold" style:font-style-complex="normal" style:font-weight-complex="bold"/>
    </style:style>
    <style:style style:name="T53" style:family="text">
      <style:text-properties style:font-name="Courier New" fo:language="en" fo:country="US" fo:font-weight="bold" style:language-asian="es" style:country-asian="ES" style:font-weight-asian="bold" style:font-weight-complex="bold"/>
    </style:style>
    <style:style style:name="T54" style:family="text">
      <style:text-properties style:font-name="Courier New" fo:font-weight="bold" style:font-weight-asian="bold" style:font-weight-complex="bold"/>
    </style:style>
    <style:style style:name="T55" style:family="text">
      <style:text-properties style:font-name="Courier New" fo:font-weight="bold" officeooo:rsid="002720f4" style:font-weight-asian="bold" style:font-weight-complex="bold"/>
    </style:style>
    <style:style style:name="T56" style:family="text">
      <style:text-properties style:font-name="Courier New" fo:font-weight="bold" officeooo:rsid="002ac776" style:font-weight-asian="bold" style:font-weight-complex="bold"/>
    </style:style>
    <style:style style:name="T57" style:family="text">
      <style:text-properties style:font-name="Courier New" fo:font-weight="bold" officeooo:rsid="002e6492" style:font-weight-asian="bold" style:font-weight-complex="bold"/>
    </style:style>
    <style:style style:name="T58" style:family="text">
      <style:text-properties style:font-name="Courier New" fo:font-weight="bold" officeooo:rsid="0034aa58" style:font-weight-asian="bold" style:font-weight-complex="bold"/>
    </style:style>
    <style:style style:name="T59" style:family="text">
      <style:text-properties style:font-name="Courier New" fo:font-weight="bold" officeooo:rsid="0044181d" style:font-weight-asian="bold" style:font-weight-complex="bold"/>
    </style:style>
    <style:style style:name="T60" style:family="text">
      <style:text-properties style:font-name="Courier New" fo:font-weight="bold" officeooo:rsid="00455213" style:font-weight-asian="bold" style:font-weight-complex="bold"/>
    </style:style>
    <style:style style:name="T61" style:family="text">
      <style:text-properties style:font-name="Courier New" fo:font-weight="bold" officeooo:rsid="0046de58" style:font-weight-asian="bold" style:font-weight-complex="bold"/>
    </style:style>
    <style:style style:name="T62" style:family="text">
      <style:text-properties style:font-name="Courier New" fo:font-weight="bold" officeooo:rsid="004bf24e" style:font-weight-asian="bold" style:font-weight-complex="bold"/>
    </style:style>
    <style:style style:name="T63" style:family="text">
      <style:text-properties style:font-name="Courier New" fo:font-weight="bold" style:language-asian="es" style:country-asian="ES" style:font-weight-asian="bold" style:font-weight-complex="bold"/>
    </style:style>
    <style:style style:name="T64" style:family="text">
      <style:text-properties style:font-name="Courier New" fo:font-weight="bold" officeooo:rsid="00433578" style:language-asian="es" style:country-asian="ES" style:font-weight-asian="bold" style:font-weight-complex="bold"/>
    </style:style>
    <style:style style:name="T65" style:family="text">
      <style:text-properties style:font-name="Courier New" fo:font-weight="bold" officeooo:rsid="004dbc7a" style:language-asian="es" style:country-asian="ES" style:font-weight-asian="bold" style:font-weight-complex="bold"/>
    </style:style>
    <style:style style:name="T66" style:family="text">
      <style:text-properties style:font-name="Courier New" fo:font-size="10pt" fo:language="en" fo:country="US" fo:font-weight="bold" style:font-size-asian="10pt" style:font-weight-asian="bold" style:font-size-complex="10pt" style:font-weight-complex="bold"/>
    </style:style>
    <style:style style:name="T67" style:family="text">
      <style:text-properties style:font-name="Courier New" style:text-underline-style="none" fo:font-weight="bold" officeooo:rsid="0046de58" style:font-weight-asian="bold" style:font-weight-complex="bold"/>
    </style:style>
    <style:style style:name="T68" style:family="text">
      <style:text-properties style:font-name="Courier New" fo:font-size="12pt" fo:font-weight="bold" style:font-size-asian="12pt" style:font-weight-asian="bold" style:font-size-complex="12pt" style:font-weight-complex="bold"/>
    </style:style>
    <style:style style:name="T69" style:family="text">
      <style:text-properties fo:font-style="italic" style:language-asian="es" style:country-asian="ES" style:font-style-asian="italic" style:font-style-complex="italic"/>
    </style:style>
    <style:style style:name="T70" style:family="text">
      <style:text-properties fo:font-weight="bold" style:font-weight-asian="bold" style:font-weight-complex="bold"/>
    </style:style>
    <style:style style:name="T71" style:family="text">
      <style:text-properties fo:font-weight="normal" style:language-asian="es" style:country-asian="ES" style:font-weight-asian="normal" style:font-weight-complex="normal"/>
    </style:style>
    <style:style style:name="T72" style:family="text">
      <style:text-properties officeooo:rsid="0025b223"/>
    </style:style>
    <style:style style:name="T73" style:family="text">
      <style:text-properties officeooo:rsid="002720f4"/>
    </style:style>
    <style:style style:name="T74" style:family="text">
      <style:text-properties officeooo:rsid="00277812"/>
    </style:style>
    <style:style style:name="T75" style:family="text">
      <style:text-properties officeooo:rsid="0028edf7"/>
    </style:style>
    <style:style style:name="T76" style:family="text">
      <style:text-properties officeooo:rsid="002ac776"/>
    </style:style>
    <style:style style:name="T77" style:family="text">
      <style:text-properties officeooo:rsid="002cf479"/>
    </style:style>
    <style:style style:name="T78" style:family="text">
      <style:text-properties officeooo:rsid="002e6492"/>
    </style:style>
    <style:style style:name="T79" style:family="text">
      <style:text-properties officeooo:rsid="0033a134"/>
    </style:style>
    <style:style style:name="T80" style:family="text">
      <style:text-properties officeooo:rsid="00353b62"/>
    </style:style>
    <style:style style:name="T81" style:family="text">
      <style:text-properties officeooo:rsid="0035606c"/>
    </style:style>
    <style:style style:name="T82" style:family="text">
      <style:text-properties officeooo:rsid="00387f48"/>
    </style:style>
    <style:style style:name="T83" style:family="text">
      <style:text-properties officeooo:rsid="0039bb88"/>
    </style:style>
    <style:style style:name="T84" style:family="text">
      <style:text-properties officeooo:rsid="003d2809"/>
    </style:style>
    <style:style style:name="T85" style:family="text">
      <style:text-properties officeooo:rsid="003eeecd"/>
    </style:style>
    <style:style style:name="T86" style:family="text">
      <style:text-properties officeooo:rsid="0044181d"/>
    </style:style>
    <style:style style:name="T87" style:family="text">
      <style:text-properties officeooo:rsid="00455213"/>
    </style:style>
    <style:style style:name="T88" style:family="text">
      <style:text-properties officeooo:rsid="0046de58"/>
    </style:style>
    <style:style style:name="T89" style:family="text">
      <style:text-properties style:text-underline-style="none" fo:font-weight="normal" officeooo:rsid="0046de58" style:font-weight-asian="normal" style:font-weight-complex="normal"/>
    </style:style>
    <style:style style:name="T90" style:family="text">
      <style:text-properties officeooo:rsid="0047d764"/>
    </style:style>
    <style:style style:name="T91" style:family="text">
      <style:text-properties officeooo:rsid="001c1a4e"/>
    </style:style>
    <style:style style:name="T92" style:family="text">
      <style:text-properties officeooo:rsid="001a5ac4"/>
    </style:style>
    <style:style style:name="T93" style:family="text">
      <style:text-properties officeooo:rsid="0017e91d"/>
    </style:style>
    <style:style style:name="T94" style:family="text">
      <style:text-properties officeooo:rsid="002221d9"/>
    </style:style>
    <style:style style:name="T95" style:family="text">
      <style:text-properties officeooo:rsid="004e0967"/>
    </style:style>
    <style:style style:name="T96" style:family="text">
      <style:text-properties officeooo:rsid="004f00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91">RESUMEN DE COMANDOS </text:span>WINDOWS<text:span text:style-name="T91"><text:line-break/></text:span></text:p>
      <table:table table:name="Tabla1" table:style-name="Tabla1">
        <table:table-column table:style-name="Tabla1.A"/>
        <table:table-column table:style-name="Tabla1.B"/>
        <table:table-row table:style-name="Tabla1.1">
          <table:table-cell table:style-name="Tabla1.A1" office:value-type="string">
            <text:p text:style-name="P32">INSTALACION DE WINDOWS</text:p>
          </table:table-cell>
          <table:table-cell table:style-name="Tabla1.B1" office:value-type="string">
            <text:p text:style-name="P28">Fichero <text:span text:style-name="T70">BOOTMGR</text:span> – localización de <text:span text:style-name="T92">la </text:span>partición de arranque.</text:p>
            <text:p text:style-name="P28">Fichero <text:span text:style-name="T70">BCD.LOG</text:span> – información sobre la localización de los ficheros de carga de los distintos SO.</text:p>
            <text:p text:style-name="P27">Editor <text:span text:style-name="T70">BCDEDIT</text:span><text:span text:style-name="T93"><text:line-break/></text:span>para acceder al fichero BCD.LOG, con una serie de opciones:<text:line-break/>Bcdedit.exe/? – información detallada<text:line-break/>Bcdedit.exe/? topics – información alfabética</text:p>
          </table:table-cell>
        </table:table-row>
        <table:table-row table:style-name="Tabla1.1">
          <table:table-cell table:style-name="Tabla1.A2" office:value-type="string">
            <text:p text:style-name="P32">CONFIGURACIÓN DEL ARRANQUE</text:p>
          </table:table-cell>
          <table:table-cell table:style-name="Tabla1.B2" office:value-type="string">
            <text:p text:style-name="P44">M<text:span text:style-name="T27">SCONFIG</text:span></text:p>
            <text:p text:style-name="P9">O utilidades como <text:span text:style-name="T70">DualBootPRO</text:span> o <text:span text:style-name="T70">EasyBcd</text:span></text:p>
          </table:table-cell>
        </table:table-row>
        <table:table-row table:style-name="Tabla1.1">
          <table:table-cell table:style-name="Tabla1.A2" office:value-type="string">
            <text:p text:style-name="P30">GESTI<text:span text:style-name="T94">Ó</text:span>N DE USUARIOS</text:p>
          </table:table-cell>
          <table:table-cell table:style-name="Tabla1.B2" office:value-type="string">
            <text:p text:style-name="P42">LUSRMGR.MSC</text:p>
          </table:table-cell>
        </table:table-row>
        <table:table-row table:style-name="Tabla1.1">
          <table:table-cell table:style-name="Tabla1.A2" office:value-type="string">
            <text:p text:style-name="P30">DIRECT<text:span text:style-name="T92">IVAS</text:span> DE SEGU<text:span text:style-name="T27">RIDAD </text:span>LOCAL DE USU<text:span text:style-name="T27">SARIOS</text:span></text:p>
          </table:table-cell>
          <table:table-cell table:style-name="Tabla1.B2" office:value-type="string">
            <text:p text:style-name="P43">SECPOL.MSC</text:p>
          </table:table-cell>
        </table:table-row>
        <table:table-row table:style-name="Tabla1.1">
          <table:table-cell table:style-name="Tabla1.A2" office:value-type="string">
            <text:p text:style-name="P30">CHEQUEO</text:p>
          </table:table-cell>
          <table:table-cell table:style-name="Tabla1.B2" office:value-type="string">
            <text:p text:style-name="P42">CHKDSK</text:p>
          </table:table-cell>
        </table:table-row>
        <table:table-row table:style-name="Tabla1.1">
          <table:table-cell table:style-name="Tabla1.B2" table:number-columns-spanned="2" office:value-type="string">
            <text:p text:style-name="P31">RED</text:p>
            <text:p text:style-name="P51"><text:span text:style-name="HTML_20_Code"><text:span text:style-name="T68">arp</text:span></text:span><text:span text:style-name="T26">: </text:span><text:span text:style-name="T3">Resolución de direcciones IP en direcciones</text:span><text:span text:style-name="apple-converted-space"><text:span text:style-name="T3"> </text:span></text:span><text:span text:style-name="T3">MAC. Muestra las tablas de traducción de dir</text:span><text:span text:style-name="T4">ecc</text:span><text:span text:style-name="T5">iones</text:span><text:span text:style-name="T3"> IP a direcciones físicas utilizadas por el protocolo de resolución de dirección (</text:span><text:span text:style-name="HTML_20_Acronym"><text:span text:style-name="T3">ARP</text:span></text:span><text:span text:style-name="T3">).</text:span></text:p>
            <text:p text:style-name="P51"><text:span text:style-name="HTML_20_Code"><text:span text:style-name="T68">hostname</text:span></text:span><text:span text:style-name="T26">: </text:span><text:span text:style-name="T3">Muestra el nombre del equipo en el que se ejecuta.</text:span></text:p>
            <text:p text:style-name="P51"><text:span text:style-name="HTML_20_Code"><text:span text:style-name="T68">ipconfig</text:span></text:span><text:span text:style-name="T26">: </text:span><text:span text:style-name="T3">Muestra o actualiza la configuración de red TCP/IP. Se utiliza para conocer la configuración de direcciones IP de la red local. Muestra entre otras cosas: la dirección IP activa, la máscara de red, y la puerta de enlace predeterminada de las interfaces de red conocidas en el equipo local.</text:span></text:p>
            <text:p text:style-name="P51"><text:span text:style-name="HTML_20_Code"><text:span text:style-name="T68">nbtstat</text:span></text:span><text:span text:style-name="T26">: </text:span><text:span text:style-name="T3">Actualización del caché del archivo</text:span><text:span text:style-name="apple-converted-space"><text:span text:style-name="T3"> </text:span></text:span><text:span text:style-name="apple-converted-space"><text:span text:style-name="T6">LMHOSTS</text:span></text:span><text:span text:style-name="T3">. Muestra estadísticas del protocolo y las conexiones TCP/IP actuales utilizando</text:span><text:span text:style-name="apple-converted-space"><text:span text:style-name="T3"> </text:span></text:span><text:span text:style-name="HTML_20_Acronym"><text:span text:style-name="T3">NBT</text:span></text:span><text:span text:style-name="T3">.</text:span></text:p>
            <text:p text:style-name="P51"><text:span text:style-name="HTML_20_Code"><text:span text:style-name="T68">netstat</text:span></text:span><text:span text:style-name="T26">: </text:span><text:span text:style-name="T3">Muestra el estado de la pila TCP/IP en el equipo local. Se utiliza para mostrar el estado actual de las conexiones y verificar si los puertos que utilizan están abiertos o cerrados.</text:span></text:p>
            <text:p text:style-name="P51"><text:span text:style-name="HTML_20_Code"><text:span text:style-name="T68">nslookup</text:span></text:span><text:span text:style-name="T26">: </text:span><text:span text:style-name="T3">Comprueba registros, alias y servicios de</text:span><text:span text:style-name="apple-converted-space"><text:span text:style-name="T3"> </text:span></text:span><text:span text:style-name="T13">hosts</text:span><text:span text:style-name="apple-converted-space"><text:span text:style-name="T3"> </text:span></text:span><text:span text:style-name="T3">de dominio, haciendo consultas a servidores</text:span><text:span text:style-name="apple-converted-space"><text:span text:style-name="T3"> </text:span></text:span><text:span text:style-name="T3">DNS.</text:span></text:p>
            <text:p text:style-name="P51"><text:span text:style-name="HTML_20_Code"><text:span text:style-name="T68">ping</text:span></text:span><text:span text:style-name="T26">: </text:span><text:span text:style-name="T3">Comprueba y diagnostica la existencia de conexión entre nuestro equipo y una dirección IP remota.</text:span></text:p>
            <text:p text:style-name="P51"><text:span text:style-name="HTML_20_Code"><text:span text:style-name="T68">route</text:span></text:span><text:span text:style-name="T26">: </text:span><text:span text:style-name="T3">Muestra o modifica la tabla de enrutamiento.</text:span></text:p>
            <text:p text:style-name="P51"><text:span text:style-name="HTML_20_Code"><text:span text:style-name="T68">tracert</text:span></text:span><text:span text:style-name="T26">: </text:span><text:span text:style-name="T3">Muestra todas las direcciones IP intermedias por las que pasa un paquete entre el equipo local y la dirección IP especificada. Este comando es útil si el comando ping no da respuesta, para establecer cual es el grado de debilidad de la conexión.</text:span></text:p>
          </table:table-cell>
          <table:covered-table-cell/>
        </table:table-row>
      </table:table>
      <text:p text:style-name="P39"/>
      <text:p text:style-name="P40"><text:span text:style-name="T2">RESUMEN DE COMANDOS LINUX</text:span></text:p>
      <text:p text:style-name="P6"/>
      <table:table table:name="Tabla7" table:style-name="Tabla7">
        <table:table-column table:style-name="Tabla7.A"/>
        <table:table-column table:style-name="Tabla7.B"/>
        <table:table-row table:style-name="Tabla7.1">
          <table:table-cell table:style-name="Tabla7.A1" office:value-type="string">
            <text:p text:style-name="P33">INSTALACIÓN DE LINUX</text:p>
          </table:table-cell>
          <table:table-cell table:style-name="Tabla7.B1" office:value-type="string">
            <text:p text:style-name="Standard"><text:span text:style-name="T18">Una vez que accedes al sistema se muestra un</text:span><text:span text:style-name="apple-converted-space"><text:span text:style-name="T18"> </text:span></text:span><text:span text:style-name="T14">prompt</text:span><text:span text:style-name="apple-converted-space"><text:span text:style-name="T18"> </text:span></text:span><text:span text:style-name="T18">con el siguiente aspecto o parecido:<text:line-break/></text:span><text:span text:style-name="HTML_20_Code"><text:span text:style-name="T45">usuario@ubuntu-virtual-machine:~$</text:span></text:span></text:p>
            <text:p text:style-name="Standard"><text:span text:style-name="T3">Donde</text:span><text:span text:style-name="apple-converted-space"><text:span text:style-name="T3"> </text:span></text:span><text:span text:style-name="Emphasis"><text:span text:style-name="T3">usuario</text:span></text:span><text:span text:style-name="apple-converted-space"><text:span text:style-name="T3"> </text:span></text:span><text:span text:style-name="T3">es el nombre del usuario que está utilizando el sistema,</text:span><text:span text:style-name="apple-converted-space"><text:span text:style-name="T3"><text:line-break/></text:span></text:span><text:span text:style-name="Emphasis"><text:span text:style-name="T44">@ubuntu-virtual-machine</text:span></text:span><text:span text:style-name="apple-converted-space"><text:span text:style-name="T3"> </text:span></text:span><text:span text:style-name="T3">indica el nombre del equipo.</text:span></text:p>
            <text:p text:style-name="Standard"><text:span text:style-name="T3">A continuación, se muestra el directorio en el que se encuentra. En el caso de que se muestre el carácter </text:span><text:span text:style-name="T43">~</text:span><text:span text:style-name="T3"> es porque estamos en el directorio</text:span><text:span text:style-name="apple-converted-space"><text:span text:style-name="T3"> </text:span></text:span><text:span text:style-name="Emphasis"><text:span text:style-name="T3">home</text:span></text:span><text:span text:style-name="T3">.</text:span></text:p>
            <text:p text:style-name="P11">Por último, el símbolo <text:span text:style-name="T54">$</text:span> o <text:span text:style-name="T54">#</text:span> indica si es un usuario normal (<text:span text:style-name="T54">$</text:span>) o es el administrador del sistema (<text:span text:style-name="T54">#</text:span>).</text:p>
            <text:p text:style-name="Standard"><text:span text:style-name="T3">El usuario</text:span><text:span text:style-name="apple-converted-space"><text:span text:style-name="T3"> </text:span></text:span><text:span text:style-name="T13">root</text:span><text:span text:style-name="apple-converted-space"><text:span text:style-name="T3"> </text:span></text:span><text:span text:style-name="T3">es el administrador del sistema y puede realizar cualquier tarea de administración. En algunas distribuciones </text:span><text:span text:style-name="T7">se </text:span><text:span text:style-name="T3">puede acceder directamente al sistema como usuario</text:span><text:span text:style-name="apple-converted-space"><text:span text:style-name="T3"> </text:span></text:span><text:span text:style-name="Emphasis"><text:span text:style-name="T3">root</text:span></text:span><text:span text:style-name="T3">, pero otras distribuciones, como Ubuntu, te obligan a acceder al sistema con un usuario sin privilegios de administrador y luego cambiar de usuario.</text:span></text:p>
            <text:p text:style-name="P48"><text:span text:style-name="T3">Si deseas ejecutar una tarea de forma puntual como</text:span><text:span text:style-name="apple-converted-space"><text:span text:style-name="T3"> </text:span></text:span><text:span text:style-name="Emphasis"><text:span text:style-name="T3">root</text:span></text:span><text:span text:style-name="apple-converted-space"><text:span text:style-name="T3"> </text:span></text:span><text:span text:style-name="T3">puedes utilizar el comando</text:span><text:span text:style-name="apple-converted-space"><text:span text:style-name="T3"> </text:span></text:span><text:span text:style-name="HTML_20_Code"><text:span text:style-name="T3">sudo</text:span></text:span><text:span text:style-name="apple-converted-space"><text:span text:style-name="T3"> </text:span></text:span><text:span text:style-name="T3">de la siguiente forma:<text:line-break/></text:span><text:span text:style-name="HTML_20_Code"><text:span text:style-name="T45">$ sudo &lt;comando&gt;</text:span></text:span></text:p>
            <text:p text:style-name="Standard"><text:span text:style-name="T3">Si necesita ejecutar múltiples tareas puedes obtener un</text:span><text:span text:style-name="apple-converted-space"><text:span text:style-name="T3"> </text:span></text:span><text:span text:style-name="T13">shell</text:span><text:span text:style-name="apple-converted-space"><text:span text:style-name="T3"> d</text:span></text:span><text:span text:style-name="T3">e</text:span><text:span text:style-name="apple-converted-space"><text:span text:style-name="T3"> </text:span></text:span><text:span text:style-name="Emphasis"><text:span text:style-name="T3">root</text:span></text:span><text:span text:style-name="apple-converted-space"><text:span text:style-name="T3"> </text:span></text:span><text:span text:style-name="T3">ejecutando</text:span><text:span text:style-name="apple-converted-space"><text:span text:style-name="T3"> </text:span></text:span><text:span text:style-name="Emphasis"><text:span text:style-name="T3">sudo bash</text:span></text:span><text:span text:style-name="apple-converted-space"><text:span text:style-name="T3"> </text:span></text:span><text:span text:style-name="T3">o</text:span><text:span text:style-name="apple-converted-space"><text:span text:style-name="T3"> </text:span></text:span><text:span text:style-name="HTML_20_Code"><text:span text:style-name="T3">su</text:span></text:span><text:span text:style-name="T3">:<text:line-break/></text:span><text:span text:style-name="HTML_20_Code"><text:span text:style-name="T45">$ </text:span></text:span><text:span text:style-name="HTML_20_Code"><text:span text:style-name="T46">su</text:span></text:span></text:p>
            <text:p text:style-name="P5"><text:span text:style-name="T3">Además, si lo deseas, puedes activar la cuenta de</text:span><text:span text:style-name="apple-converted-space"><text:span text:style-name="T3"> </text:span></text:span><text:span text:style-name="Emphasis"><text:span text:style-name="T3">root</text:span></text:span><text:span text:style-name="apple-converted-space"><text:span text:style-name="T3"> </text:span></text:span><text:span text:style-name="Emphasis"><text:span text:style-name="T22">al</text:span></text:span><text:span text:style-name="apple-converted-space"><text:span text:style-name="T3"> </text:span></text:span><text:span text:style-name="T3">establecer su contraseña </text:span><text:span text:style-name="T7">(OJO esto no es recomendable)</text:span><text:span text:style-name="T3">:<text:line-break/></text:span><text:span text:style-name="HTML_20_Code"><text:span text:style-name="T45">$ sudo passwd root</text:span></text:span></text:p>
          </table:table-cell>
        </table:table-row>
        <table:table-row table:style-name="Tabla7.1">
          <table:table-cell table:style-name="Tabla7.A2" office:value-type="string">
            <text:p text:style-name="P33">INSTALAR Y DESINSTALAR</text:p>
            <text:p text:style-name="P33">PAQUETES</text:p>
            <text:p text:style-name="P33">APT-GET</text:p>
          </table:table-cell>
          <table:table-cell table:style-name="Tabla7.B2" office:value-type="string">
            <text:p text:style-name="P11"><text:span text:style-name="T29">apt-get permite instalar o desinstalar por línea de comandos cualquier paquete. Para empezar, apt-get utiliza una serie de repositorios que se encuentran en el fichero /etc/apt/sources.list. Si lo deseas, puede modificar los repositorios del sistema y actualizar el sistema ejecutando:<text:line-break/></text:span><text:span text:style-name="T63"># apt-get update</text:span></text:p>
            <text:p text:style-name="P11">A continuación, se van a ver los procedimientos más utilizados</text:p>
            <text:list xml:id="list378100831" text:style-name="WWNum72">
              <text:list-item>
                <text:p text:style-name="P53"><text:span text:style-name="T29">Actualizar el sistema. Permite actualizar el sistema con todas las dependencias. Se utiliza:<text:line-break/></text:span><text:span text:style-name="T54"># apt-get upgrade</text:span></text:p>
              </text:list-item>
              <text:list-item>
                <text:p text:style-name="P53"><text:span text:style-name="T29">Búsquedas. Permite localizar un paquete o término en alguno de los repositorios. Se ejecuta:<text:line-break/></text:span><text:span text:style-name="T54"># apt-cache search &lt;nombre&gt;</text:span><text:span text:style-name="T42"><text:line-break/></text:span><text:span text:style-name="T29">donde nombre indica el nombre del paquete que desea buscar.</text:span></text:p>
              </text:list-item>
              <text:list-item>
                <text:p text:style-name="P54"><text:span text:style-name="T29">Consulta de información. Permite consultar info de un paquete.<text:line-break/></text:span><text:soft-page-break/><text:span text:style-name="T54"># apt-cache show &lt;paquete&gt;</text:span></text:p>
              </text:list-item>
            </text:list>
            <text:p text:style-name="P21">Por ejemplo si quiere información sobre el servidor web ejecute:<text:line-break/><text:span text:style-name="T54"># apt-cache show apache2</text:span></text:p>
            <text:list xml:id="list202326361168680" text:continue-numbering="true" text:style-name="WWNum72">
              <text:list-item>
                <text:p text:style-name="P53"><text:span text:style-name="T29">Instalación de paquetes. Permite realizar la instalación de paquetes con la resolución automática de dependencias.<text:line-break/></text:span><text:span text:style-name="T54"># apt-get install &lt;paquete&gt;</text:span></text:p>
              </text:list-item>
            </text:list>
            <text:p text:style-name="P21">Por ejemplo si desea instalar el servidor web ejecute:<text:line-break/><text:span text:style-name="T54"># apt-get install apache2</text:span></text:p>
            <text:list xml:id="list202326659473091" text:continue-numbering="true" text:style-name="WWNum72">
              <text:list-item>
                <text:p text:style-name="P53"><text:span text:style-name="T29">Desinstalar un paquete. Para desinstalar un paquete hay que ejecutar:<text:line-break/></text:span><text:span text:style-name="T54"># apt-get remove &lt;paquete&gt;</text:span></text:p>
              </text:list-item>
            </text:list>
            <text:p text:style-name="P22">Por ejemplo si desea desinstalar el servidor web ejecute:<text:line-break/><text:span text:style-name="T54"># apt-get remove apache2</text:span></text:p>
          </table:table-cell>
        </table:table-row>
        <table:table-row table:style-name="Tabla7.1">
          <table:table-cell table:style-name="Tabla7.A2" office:value-type="string">
            <text:p text:style-name="P33">INSTALACIÓN MANUAL DE PAQUETES</text:p>
          </table:table-cell>
          <table:table-cell table:style-name="Tabla7.B2" office:value-type="string">
            <text:p text:style-name="P13"><text:span text:style-name="T73">P</text:span>uedes realizar la instalación o desinstalación directa de un paquete. Para realizar la instalación debes descargar <text:span text:style-name="T73">previamente </text:span>el paquete y ejecutar. <text:line-break/><text:span text:style-name="T73"># </text:span><text:span text:style-name="T72">d</text:span><text:span text:style-name="T54">pkg -i </text:span><text:span text:style-name="HTML_20_Code"><text:span text:style-name="T48">&lt;paquete&gt;</text:span></text:span></text:p>
            <text:p text:style-name="P13">Si por el contrario deseas eliminar un paquete, primero debes conocer su nombre exacto. Para ello debes ejecutar:<text:line-break/><text:span text:style-name="T54"># dpkg-query –s </text:span><text:span text:style-name="T55">nombre_paquete</text:span></text:p>
            <text:p text:style-name="P13">Una vez que conoce el nombre exacto se realiza <text:span text:style-name="T72">el borrado</text:span> ejecutando:<text:line-break/><text:span text:style-name="T54"># dpkg -r </text:span><text:span text:style-name="T55">&lt;paquete&gt;</text:span></text:p>
            <text:p text:style-name="P8">A veces se encuentran aplicaciones que no proporcionan paquetes de instalación, y hay que compilar a partir del código fuente. Para ello, lo primero que debe realizar es instalar las herramientas de compilación ejecutando:<text:line-break/><text:span text:style-name="T54"># apt-get install build-essential</text:span></text:p>
          </table:table-cell>
        </table:table-row>
        <table:table-row table:style-name="Tabla7.1">
          <table:table-cell table:style-name="Tabla7.A2" office:value-type="string">
            <text:p text:style-name="P33">ADMINISTRA- CON DE USUARIOS</text:p>
          </table:table-cell>
          <table:table-cell table:style-name="Tabla7.B2" office:value-type="string">
            <text:p text:style-name="P38"><text:span text:style-name="T74">Comandos para u</text:span>suarios:</text:p>
            <text:p text:style-name="Standard"><text:span text:style-name="Source_20_Text"><text:span text:style-name="T45">adduser &lt;usuario&gt;</text:span></text:span><text:span text:style-name="T3"> Permite dar de alta a un usuario. Cuando das de alta un usuario el sistema solicita sus datos como nombre completo, dirección, contraseña, etcétera. <text:s text:c="2"/></text:span></text:p>
            <text:p text:style-name="Standard"><text:span text:style-name="Source_20_Text"><text:span text:style-name="T51">a</text:span></text:span><text:span text:style-name="Source_20_Text"><text:span text:style-name="T45">ddgroup</text:span></text:span><text:span text:style-name="T3"> Permite dar de alta un usuario dentro de un grupo. <text:s text:c="2"/></text:span></text:p>
            <text:p text:style-name="Standard"><text:span text:style-name="Source_20_Text"><text:span text:style-name="T45">chage</text:span></text:span><text:span text:style-name="T3"> Permite establecer los periodos de vigencia de las contraseñas. <text:s text:c="2"/></text:span></text:p>
            <text:p text:style-name="Standard"><text:span text:style-name="Source_20_Text"><text:span text:style-name="T45">id</text:span></text:span><text:span text:style-name="T3"> Muestra el usuario que se está utilizando. <text:s text:c="2"/></text:span></text:p>
            <text:p text:style-name="Standard"><text:span text:style-name="Source_20_Text"><text:span text:style-name="T45">passwd</text:span></text:span><text:span text:style-name="T3"> Permite cambiar la contraseña de un usuario. Si ejecutas </text:span><text:span text:style-name="Source_20_Text"><text:span text:style-name="T3">passwd</text:span></text:span><text:span text:style-name="T3"> cambias la contraseña del usuario actual y si ejecutas </text:span><text:span text:style-name="Source_20_Text"><text:span text:style-name="T3">passwd nombre_usuario</text:span></text:span><text:span text:style-name="T3"> cambia la contraseña del usuario indicado. <text:s text:c="2"/></text:span></text:p>
            <text:p text:style-name="Standard"><text:span text:style-name="Source_20_Text"><text:span text:style-name="T45">su</text:span></text:span><text:span text:style-name="T3"> Permite cambiar de usuario. <text:s text:c="2"/></text:span></text:p>
            <text:p text:style-name="Standard"><text:soft-page-break/><text:span text:style-name="Source_20_Text"><text:span text:style-name="T45">sudo</text:span></text:span><text:span text:style-name="T3"> Permite ejecutar un comando como </text:span><text:span text:style-name="T23">root</text:span><text:span text:style-name="T3">. <text:s text:c="2"/></text:span></text:p>
            <text:p text:style-name="Standard"><text:span text:style-name="Source_20_Text"><text:span text:style-name="T45">userdel &lt;usuario&gt;</text:span></text:span><text:span text:style-name="T3"> Permite borrar un usuario. <text:s text:c="2"/></text:span></text:p>
            <text:p text:style-name="Standard"><text:span text:style-name="Source_20_Text"><text:span text:style-name="T45">usermod</text:span></text:span><text:span text:style-name="Source_20_Text"><text:span text:style-name="T3"> </text:span></text:span><text:span text:style-name="T3">Permite modificar las propiedades de un usuario.</text:span></text:p>
            <text:p text:style-name="P38"><text:span text:style-name="T74">Comandos para g</text:span>rupos:</text:p>
            <text:p text:style-name="Standard"><text:span text:style-name="Source_20_Text"><text:span text:style-name="T45">groups</text:span></text:span><text:span text:style-name="T3"> Muestra los grupos a los que pertenece el usuario. <text:s text:c="2"/></text:span></text:p>
            <text:p text:style-name="Standard"><text:span text:style-name="Source_20_Text"><text:span text:style-name="T45">groupadd</text:span></text:span><text:span text:style-name="T3"> Permite dar de alta a un grupo. <text:s text:c="2"/></text:span></text:p>
            <text:p text:style-name="Standard"><text:span text:style-name="Source_20_Text"><text:span text:style-name="T45">groupdel</text:span></text:span><text:span text:style-name="T3"> Permite borrar un grupo de usuarios. <text:s text:c="2"/></text:span></text:p>
            <text:p text:style-name="Standard"><text:span text:style-name="Source_20_Text"><text:span text:style-name="T45">groupmod</text:span></text:span><text:span text:style-name="T3"> Permite modificar las propiedades de un grupo. </text:span></text:p>
            <text:p text:style-name="P2"><text:span text:style-name="T25">Comandos para m</text:span><text:span text:style-name="T24">anipulación del fichero </text:span><text:span text:style-name="Source_20_Text"><text:span text:style-name="T24">/etc/shadow</text:span></text:span></text:p>
            <text:p text:style-name="Standard"><text:span text:style-name="Source_20_Text"><text:span text:style-name="T45">pwconv</text:span></text:span><text:span text:style-name="T3"> Crea y actualiza el fichero </text:span><text:span text:style-name="Source_20_Text"><text:span text:style-name="T3">/etc/shadow</text:span></text:span><text:span text:style-name="T3">. <text:s text:c="2"/></text:span></text:p>
            <text:p text:style-name="P5"><text:span text:style-name="Source_20_Text"><text:span text:style-name="T45">pwunconv</text:span></text:span><text:span text:style-name="T3"> Desactiva el fichero </text:span><text:span text:style-name="Source_20_Text"><text:span text:style-name="T3">/etc/shadow</text:span></text:span><text:span text:style-name="T3">. </text:span></text:p>
          </table:table-cell>
        </table:table-row>
        <table:table-row table:style-name="Tabla7.1">
          <table:table-cell table:style-name="Tabla7.A2" office:value-type="string">
            <text:p text:style-name="P33">PARTICIONA-<text:line-break/>MIENTO</text:p>
          </table:table-cell>
          <table:table-cell table:style-name="Tabla7.B2" office:value-type="string">
            <text:p text:style-name="P11"><text:span text:style-name="T75">Con f</text:span>disk <text:span text:style-name="T74">crea</text:span><text:span text:style-name="T75">mos</text:span><text:span text:style-name="T74"> una partición.</text:span><text:line-break/><text:span text:style-name="T54"># fdisk /dev/sdb</text:span></text:p>
            <text:p text:style-name="P11"><text:span text:style-name="T74">Para formatearla empleamos:<text:line-break/></text:span><text:span text:style-name="T54"># mkfs /dev/sdb1</text:span></text:p>
            <text:p text:style-name="P8"><text:span text:style-name="T74">Y para montarla en el sistema, para poder acceder a ella.<text:line-break/></text:span><text:span text:style-name="T54"># mount /dev/sdb1 /datos</text:span></text:p>
          </table:table-cell>
        </table:table-row>
        <table:table-row table:style-name="Tabla7.1">
          <table:table-cell table:style-name="Tabla7.A2" office:value-type="string">
            <text:p text:style-name="P33">MONITORI-<text:line-break/>ZACIÓN</text:p>
          </table:table-cell>
          <table:table-cell table:style-name="Tabla7.B2" office:value-type="string">
            <text:p text:style-name="P11"><text:span text:style-name="T63">df</text:span><text:span text:style-name="T29"> Muestra un resumen sobre el espacio libre que queda en los discos duros del sistema.</text:span></text:p>
            <text:p text:style-name="P11"><text:span text:style-name="T63">du</text:span><text:span text:style-name="T29"> Muestra la cantidad de espacio que están utilizando los directorios o archivos específicos. Por ejemplo, si quieres ver el espacio que ocupa el directorio /datos en Megabytes ejecuta:<text:line-break/></text:span><text:span text:style-name="T54">$ du –ms /datos</text:span></text:p>
            <text:p text:style-name="P8"><text:span text:style-name="T63">fsck</text:span><text:span text:style-name="T29"> Permite comprobar el estado y reparar un sistema de ficheros.</text:span></text:p>
          </table:table-cell>
        </table:table-row>
        <table:table-row table:style-name="Tabla7.1">
          <table:table-cell table:style-name="Tabla7.A2" office:value-type="string">
            <text:p text:style-name="P33">PERMISOS</text:p>
          </table:table-cell>
          <table:table-cell table:style-name="Tabla7.B2" office:value-type="string">
            <text:p text:style-name="P11">Mostrar los permisos:<text:line-break/><text:span text:style-name="T62">l</text:span><text:span text:style-name="T54">s -la &lt;fichero&gt;</text:span></text:p>
          </table:table-cell>
        </table:table-row>
        <table:table-row table:style-name="Tabla7.1">
          <table:table-cell table:style-name="Tabla7.A2" office:value-type="string">
            <text:p text:style-name="P33">ESTABLECER PERMISOS</text:p>
          </table:table-cell>
          <table:table-cell table:style-name="Tabla7.B2" office:value-type="string">
            <text:p text:style-name="P11"><text:span text:style-name="T54"># chmod <text:s/></text:span><text:span text:style-name="T56">&lt;modo&gt; </text:span><text:span text:style-name="T54">fichero</text:span><text:line-break/><text:span text:style-name="T76">modo=dueño/usuario, grupo, otros</text:span><text:line-break/><text:span text:style-name="T76">valores son r=read=4, w=write=2, x=execute=1 </text:span></text:p>
            <text:p text:style-name="P11"><text:span text:style-name="T76">Por ejemplo: </text:span><text:span text:style-name="T54">chmod 644 fichero</text:span></text:p>
            <text:p text:style-name="P10">Cada dígito (6,4,4) corresponde a la suma de valores de los permisos asignados a cada tipo de usuario (dueño, grupo, otros). Aquí el dueño tiene <text:soft-page-break/>permisos de lectura-escritura (4+2=6), el grupo sólo de lectura (4) y el resto de usuarios también sólo lectura (4). Ninguno tiene permisos de ejecución.</text:p>
          </table:table-cell>
        </table:table-row>
        <table:table-row table:style-name="Tabla7.1">
          <table:table-cell table:style-name="Tabla7.A2" office:value-type="string">
            <text:p text:style-name="P33">CAMBIAR EL GRUPO AL QUE PERTENECE UN FICHERO</text:p>
          </table:table-cell>
          <table:table-cell table:style-name="Tabla7.B2" office:value-type="string">
            <text:p text:style-name="P46"># chown &lt;NombreUsuario&gt; [.&lt;NombreGrupo&gt;] &lt;fichero&gt;...</text:p>
            <text:p text:style-name="P45"># chgrp &lt;NombreGrupo&gt; &lt;fichero&gt;...</text:p>
            <text:p text:style-name="P8"><text:span text:style-name="T31">Nota: </text:span><text:span text:style-name="T29">En los comandos chmod, chown y chgrp la opción –R significa que </text:span><text:span text:style-name="T30">el comando se aplica</text:span><text:span text:style-name="T29"> al directorio y a todos los </text:span><text:span text:style-name="T30">subdirectorios </text:span><text:span text:style-name="T29">que </text:span><text:span text:style-name="T31">este </text:span><text:span text:style-name="T29">contiene.<text:line-break/>Por ejemplo, el comando </text:span><text:span text:style-name="T30">siguiente cambia los permisos recursivamente.<text:line-break/></text:span><text:span text:style-name="T54"># chmod 777 /datos -R</text:span></text:p>
          </table:table-cell>
        </table:table-row>
        <table:table-row table:style-name="Tabla7.1">
          <table:table-cell table:style-name="Tabla7.A2" office:value-type="string">
            <text:p text:style-name="P33">PROCESOS DE ARRANQUE<text:line-break/>Y PARADA</text:p>
          </table:table-cell>
          <table:table-cell table:style-name="Tabla7.B2" office:value-type="string">
            <text:p text:style-name="P11"><text:span text:style-name="T77">T</text:span>areas más frecuentes sobre el nivel de ejecución del sistema <text:span text:style-name="T88">init¹</text:span>:</text:p>
            <text:list xml:id="list223418845" text:style-name="WWNum73">
              <text:list-item>
                <text:p text:style-name="P55"><text:span text:style-name="T29">Si quieres, puedes cambiar el nivel de ejecución del sistema por defecto modificando el fichero /etc/init/rc-sysinit.conf </text:span><text:span text:style-name="T32">en la línea</text:span><text:span text:style-name="T29">:<text:line-break/></text:span><text:span text:style-name="T63">env DEFAULT_RUNLEVEL=2</text:span><text:span text:style-name="T29"> </text:span><text:span text:style-name="T32">(OJO esto no se recomienda)</text:span></text:p>
              </text:list-item>
              <text:list-item>
                <text:p text:style-name="P55">Para ver el nivel de ejecución que tiene actualmente el sistema <text:span text:style-name="T79">usa</text:span>:<text:line-break/><text:span text:style-name="T54"># runlevel</text:span></text:p>
              </text:list-item>
              <text:list-item>
                <text:p text:style-name="P55"><text:span text:style-name="T29">Para cambiar manualmente el nivel de ejecución </text:span><text:span text:style-name="T32">h</text:span><text:span text:style-name="T29">ay que ejecutar:<text:line-break/></text:span><text:span text:style-name="T63"># telinit 3</text:span><text:span text:style-name="T29"> <text:s text:c="2"/>o </text:span><text:span text:style-name="T32">también <text:s/></text:span><text:span text:style-name="T29"><text:s/></text:span><text:span text:style-name="T63"># init 3</text:span></text:p>
              </text:list-item>
            </text:list>
            <text:p text:style-name="P11"><text:span text:style-name="T29">Cada nivel de ejecución </text:span><text:span text:style-name="T33">(0 a 6)</text:span><text:span text:style-name="T29">, tiene asociado un directorio donde se especifican los servicios que se deben ejecutar o parar. Por ejemplo, el directorio /etc/rc0.d corresponde al nivel 0, etcétera.</text:span></text:p>
            <text:p text:style-name="P14"><text:span text:style-name="T80">Para ver los scripts de un determinado nivel:</text:span> <text:span text:style-name="T80">Existen varias formas.<text:line-break/></text:span>Por ejemplo, si muestras el directorio <text:span text:style-name="T58">/etc/rc3.d</text:span> <text:line-break/><text:span text:style-name="T58">$ cd /etc/rc3.d<text:line-break/>$ </text:span><text:span text:style-name="T54">ls –l</text:span></text:p>
            <text:p text:style-name="P12">obtienes una salida como la siguiente:<text:line-break/><text:span text:style-name="T66">lrwxrwxrwx 1 root root 17 3:11 S10network → ../init.d/network<text:line-break/>lrwxrwxrwx 1 root root 16 3:11 S30syslog -&gt; ../init.d/syslog<text:line-break/>lrwxrwxrwx 1 root root 14 3:32 S40cron -&gt; ../init.d/cron<text:line-break/>lrwxrwxrwx 1 root root 14 3:11 S50inet -&gt; ../init.d/inet<text:line-break/>lrwxrwxrwx 1 root root 13 3:11 S60nfs -&gt; ../init.d/nfs<text:line-break/>lrwxrwxrwx 1 root root 15 3:11 S70nfsfs -&gt; ../init.d/nfsfs<text:line-break/>lrwxrwxrwx 1 root root 18 3:11 S90lpd -&gt; ../init.d/lpd.init<text:line-break/>lrwxrwxrwx 1 root root 11 3:11 S99local -&gt; ../rc.local</text:span></text:p>
            <text:p text:style-name="P15"><text:span text:style-name="T29">Como se puede observar, el directorio contiene enlaces simbólicos a </text:span><text:span text:style-name="T69">scripts</text:span><text:span text:style-name="T29"> del directorio </text:span><text:span text:style-name="T63">/etc/init.d</text:span><text:span text:style-name="T29">. Cada enlace tiene una letra (S o K) y un número al principio. El número establece el orden en el que se van a ejecutar los servicios mientras que la letra “S” significa que se inicia y la “K” que se para el servicio correspondiente. S</text:span><text:span text:style-name="T34">e </text:span><text:span text:style-name="T29">puede ejecutar </text:span><text:span text:style-name="T34">cada</text:span><text:span text:style-name="T29"> script manualmente.</text:span></text:p>
            <text:p text:style-name="P11"><text:span text:style-name="T34">Como arrancan los servicios los procesos init: </text:span><text:span text:style-name="T29">Cada uno de los scripts se escribe para aceptar un argumento que suele ser:<text:line-break/></text:span><text:soft-page-break/><text:span text:style-name="T63">start, stop, status, restart </text:span><text:span text:style-name="T71">o</text:span><text:span text:style-name="T63"> relaod </text:span></text:p>
            <text:p text:style-name="P11"><text:span text:style-name="T81">S</text:span>i quieres ver las opciones de un determinado servicio puedes ejecutarlo:<text:line-break/><text:span text:style-name="T54"># /etc/init.d/apache2</text:span></text:p>
            <text:p text:style-name="P45">Uso: ./httpd {start|stop|restart|condrestart|reload|status|fullstatus|graceful|help|configtest}</text:p>
            <text:p text:style-name="P11">Por lo tanto, si quiere parar el servidor de páginas web manualmente ejecuta:<text:line-break/><text:span text:style-name="T54"># /etc/init.d/apache2 stop </text:span></text:p>
            <text:p text:style-name="P8"><text:span text:style-name="T29">También puedes administrar los servicios utilizando el comando service de la siguiente forma:<text:line-break/></text:span><text:span text:style-name="T63"># service apache2 stop</text:span></text:p>
          </table:table-cell>
        </table:table-row>
        <table:table-row table:style-name="Tabla7.1">
          <table:table-cell table:style-name="Tabla7.A2" office:value-type="string">
            <text:p text:style-name="P33">SERVICIOS DEL SISTEMA</text:p>
          </table:table-cell>
          <table:table-cell table:style-name="Tabla7.B2" office:value-type="string">
            <text:p text:style-name="P11">El administrador de servicios permite establecer los servicios que se van a ejecutar al iniciar el sistema, y permite parar, ejecutar o reanudar los servicios que se ejecutan actualmente en el sistema.</text:p>
            <text:p text:style-name="P11"><text:span text:style-name="T29">Si deseas administrar los servicios del sistema en modo terminal entonces debes instalar la herramienta sysv-rc-config</text:span><text:span text:style-name="T40">²</text:span><text:span text:style-name="T29">:<text:line-break/></text:span><text:span text:style-name="T52"># apt-get install sysv-rc-config</text:span></text:p>
            <text:p text:style-name="P16">Una vez instalada ejecuta en el terminal<text:line-break/><text:span text:style-name="T54"># sysv-rc-config</text:span></text:p>
            <text:p text:style-name="P16">y en la pantalla que se muestra <text:span text:style-name="T82">el programa que permite habilitar</text:span> o deshabilita<text:span text:style-name="T82">r</text:span> <text:span text:style-name="T82">intuitivamente </text:span>los servicios que estimes oportunos.</text:p>
            <text:p text:style-name="P11"><text:span text:style-name="T29">Por otro lado, chkconfig</text:span><text:span text:style-name="T40">³</text:span><text:span text:style-name="T29"> permite administrar los servicios que se van a iniciar automáticamente cuando arranca el sistema. Para utilizar chkconfig en Ubuntu antes es necesario instalarlo ejecutando:<text:line-break/></text:span><text:span text:style-name="T63"># apt-get install chkconfig</text:span></text:p>
            <text:p text:style-name="P11">Para ver el estado de los diferentes servicios ejecutamos:<text:line-break/><text:span text:style-name="T54"># chkconfig --list</text:span></text:p>
            <text:p text:style-name="P11">Donde cada fila muestra un determinado servicio y cada columna indica, si el servicio se inicia automáticamente en ese modo de ejecución (<text:span text:style-name="T83">modos </text:span>0 a 6).</text:p>
            <text:p text:style-name="P11">Por ejemplo, si quieres que el servidor web se ejecute automáticamente: <text:line-break/><text:span text:style-name="T54"># chkconfig apache2 on</text:span></text:p>
            <text:p text:style-name="P11">Si deseas activarlo en los niveles 235 ejecutamos:<text:line-break/><text:span text:style-name="T54"># chkconfig –levels 235 apache2 on</text:span></text:p>
            <text:p text:style-name="P8">Y si desea deshabilitarlo ejecuta:<text:line-break/><text:span text:style-name="T54"># chkconfig apache2 off</text:span></text:p>
          </table:table-cell>
        </table:table-row>
        <table:table-row table:style-name="Tabla7.1">
          <table:table-cell table:style-name="Tabla7.A2" office:value-type="string">
            <text:p text:style-name="P33">PROCESOS</text:p>
          </table:table-cell>
          <table:table-cell table:style-name="Tabla7.B2" office:value-type="string">
            <text:p text:style-name="P11"><text:span text:style-name="T29">Si quieres ver todos los procesos que se ejecutan en el sistema utiliza.<text:line-break/></text:span><text:span text:style-name="T63"># ps -A</text:span></text:p>
            <text:p text:style-name="P29"><text:soft-page-break/><text:span text:style-name="T35">El primer número delante de cada pr</text:span><text:span text:style-name="T36">o</text:span><text:span text:style-name="T35">ceso es su id </text:span><text:span text:style-name="T41">o PID</text:span><text:span text:style-name="T35">.</text:span></text:p>
            <text:p text:style-name="P8"><text:span text:style-name="T35">Para eliminar un proceso se debe usar</text:span><text:span text:style-name="T29"> el comando kill de la siguiente forma:<text:line-break/></text:span><text:span text:style-name="T63"># kill -9 &lt;</text:span><text:span text:style-name="T65">P</text:span><text:span text:style-name="T63">ID del proceso&gt;</text:span></text:p>
          </table:table-cell>
        </table:table-row>
        <table:table-row table:style-name="Tabla7.1">
          <table:table-cell table:style-name="Tabla7.A2" office:value-type="string">
            <text:p text:style-name="P33">PROGRAMA- CIÓN DE TAREAS</text:p>
          </table:table-cell>
          <table:table-cell table:style-name="Tabla7.B2" office:value-type="string">
            <text:p text:style-name="Standard"><text:span text:style-name="T3">Antes de programar las tareas hay que comprobar que el servicio</text:span><text:span text:style-name="apple-converted-space"><text:span text:style-name="T3"> </text:span></text:span><text:span text:style-name="T3">crond</text:span><text:span text:style-name="T12">⁴</text:span><text:span text:style-name="apple-converted-space"><text:span text:style-name="T3"> </text:span></text:span><text:span text:style-name="T3">se encuentra en ejecución mediante el comando:<text:line-break/></text:span><text:span text:style-name="HTML_20_Code"><text:span text:style-name="T45"># service crond status</text:span></text:span></text:p>
            <text:p text:style-name="Standard"><text:span text:style-name="T3">Para modificar el fichero de configuración de </text:span><text:span text:style-name="HTML_20_Code"><text:span text:style-name="T3">crond</text:span></text:span><text:span text:style-name="Emphasis"><text:span text:style-name="T3">,</text:span></text:span><text:span text:style-name="apple-converted-space"><text:span text:style-name="T3"> </text:span></text:span><text:span text:style-name="T3">ejecuta:<text:line-break/></text:span><text:span text:style-name="HTML_20_Code"><text:span text:style-name="T45"># crontab –e </text:span></text:span></text:p>
            <text:p text:style-name="P23">y aparece un fichero con el siguiente <text:span text:style-name="T84">contenido</text:span>:</text:p>
            <text:p text:style-name="P49"><text:span text:style-name="HTML_20_Code"><text:span text:style-name="T45">PATH=/bin<text:line-break/>0 0 * * * /root/comprobar_seguridad.sh<text:line-break/>0 0 1 * * /root/copia_seguridad.sh</text:span></text:span></text:p>
            <text:p text:style-name="P11">La sintaxis de las tareas programadas es: <text:span text:style-name="T78">(</text:span><text:span text:style-name="T57">*</text:span><text:span text:style-name="T78">=todos)</text:span></text:p>
            <text:p text:style-name="P5"><text:span text:style-name="HTML_20_Code"><text:span text:style-name="T45">.----------------</text:span></text:span><text:span text:style-name="HTML_20_Code"><text:span text:style-name="T49">----- </text:span></text:span><text:span text:style-name="HTML_20_Code"><text:span text:style-name="T18">minuto (0 - 59</text:span></text:span><text:span text:style-name="HTML_20_Code"><text:span text:style-name="T15">)</text:span></text:span></text:p>
            <text:p text:style-name="P5"><text:span text:style-name="HTML_20_Code"><text:span text:style-name="T45">| <text:s text:c="2"/>.-------------</text:span></text:span><text:span text:style-name="HTML_20_Code"><text:span text:style-name="T49">---- </text:span></text:span><text:span text:style-name="HTML_20_Code"><text:span text:style-name="T18">hora (0 - 23)</text:span></text:span></text:p>
            <text:p text:style-name="P5"><text:span text:style-name="HTML_20_Code"><text:span text:style-name="T45">| <text:s text:c="2"/>| <text:s text:c="2"/>.----------</text:span></text:span><text:span text:style-name="HTML_20_Code"><text:span text:style-name="T49">--- </text:span></text:span><text:span text:style-name="HTML_20_Code"><text:span text:style-name="T18">día del mes (1 - 31)</text:span></text:span></text:p>
            <text:p text:style-name="P7"><text:span text:style-name="HTML_20_Code"><text:span text:style-name="T45">| <text:s text:c="2"/>| <text:s text:c="2"/>| <text:s text:c="2"/>.-------</text:span></text:span><text:span text:style-name="HTML_20_Code"><text:span text:style-name="T49">-- </text:span></text:span><text:span text:style-name="HTML_20_Code"><text:span text:style-name="T18">mes (1 - 12) o </text:span></text:span><text:span text:style-name="HTML_20_Code"><text:span text:style-name="T45">jan, feb, mar, apr…<text:line-break/>| <text:s text:c="2"/>| <text:s text:c="2"/>| <text:s text:c="2"/>| <text:s text:c="9"/></text:span></text:span><text:span text:style-name="HTML_20_Code"><text:span text:style-name="T19">(</text:span></text:span><text:span text:style-name="HTML_20_Code"><text:span text:style-name="T18">los meses en inglés)</text:span></text:span></text:p>
            <text:p text:style-name="P5"><text:span text:style-name="HTML_20_Code"><text:span text:style-name="T45">| <text:s text:c="2"/>| <text:s text:c="2"/>| <text:s text:c="2"/>| <text:s text:c="2"/>.--</text:span></text:span><text:span text:style-name="HTML_20_Code"><text:span text:style-name="T50">-</text:span></text:span><text:span text:style-name="HTML_20_Code"><text:span text:style-name="T45">-- </text:span></text:span><text:span text:style-name="HTML_20_Code"><text:span text:style-name="T18">día de la semana (0 – 6, </text:span></text:span><text:span text:style-name="HTML_20_Code"><text:span text:style-name="T20">d</text:span></text:span><text:span text:style-name="HTML_20_Code"><text:span text:style-name="T21">om.=0)</text:span></text:span><text:span text:style-name="HTML_20_Code"><text:span text:style-name="T47"><text:line-break/>| <text:s text:c="2"/>| <text:s text:c="2"/>| <text:s text:c="2"/>| <text:s text:c="2"/>| <text:s text:c="5"/></text:span></text:span><text:span text:style-name="HTML_20_Code"><text:span text:style-name="T18">O </text:span></text:span><text:span text:style-name="HTML_20_Code"><text:span text:style-name="T20">bien</text:span></text:span><text:span text:style-name="HTML_20_Code"><text:span text:style-name="T16"> </text:span></text:span><text:span text:style-name="HTML_20_Code"><text:span text:style-name="T45">sun,mon,tue,wed,thu,fri,sat<text:line-break/></text:span></text:span><text:span text:style-name="HTML_20_Code"><text:span text:style-name="T47">| <text:s text:c="2"/>| <text:s text:c="2"/>| <text:s text:c="2"/>| <text:s text:c="2"/>| <text:s text:c="5"/></text:span></text:span><text:span text:style-name="HTML_20_Code"><text:span text:style-name="T3">(los días en inglés, primero dom.)</text:span></text:span><text:span text:style-name="HTML_20_Code"><text:span text:style-name="T45"> <text:s text:c="20"/></text:span></text:span></text:p>
            <text:p text:style-name="P5"><text:span text:style-name="HTML_20_Code"><text:span text:style-name="T45">| <text:s text:c="2"/>| <text:s text:c="2"/>| <text:s text:c="2"/>| <text:s text:c="2"/>|</text:span></text:span></text:p>
            <text:p text:style-name="Standard"><text:span text:style-name="HTML_20_Code"><text:span text:style-name="T45">* <text:s text:c="2"/>* <text:s text:c="2"/>* <text:s text:c="2"/>* <text:s text:c="2"/>* <text:s/></text:span></text:span><text:span text:style-name="HTML_20_Code"><text:span text:style-name="T50"><text:s/></text:span></text:span><text:span text:style-name="HTML_20_Code"><text:span text:style-name="T45">Comando_a_ejecutar</text:span></text:span></text:p>
            <text:p text:style-name="Standard"><text:span text:style-name="T3">En el ejemplo anterior se ejecuta el</text:span><text:span text:style-name="apple-converted-space"><text:span text:style-name="T3"> </text:span></text:span><text:span text:style-name="T3">script</text:span><text:span text:style-name="apple-converted-space"><text:span text:style-name="T3"> </text:span></text:span><text:span text:style-name="Emphasis"><text:span text:style-name="T3">comprobar_seguridad.sh</text:span></text:span><text:span text:style-name="apple-converted-space"><text:span text:style-name="T3"> </text:span></text:span><text:span text:style-name="T3">todos los días a las 0:00h y se ejecuta</text:span><text:span text:style-name="apple-converted-space"><text:span text:style-name="T3"> </text:span></text:span><text:span text:style-name="Emphasis"><text:span text:style-name="T3">copia_seguridad.sh</text:span></text:span><text:span text:style-name="apple-converted-space"><text:span text:style-name="T3"> </text:span></text:span><text:span text:style-name="T3">el primer día de cada mes.</text:span></text:p>
            <text:p text:style-name="P5"><text:span text:style-name="T3">Otra forma de poder programar tareas es guardar el</text:span><text:span text:style-name="apple-converted-space"><text:span text:style-name="T3"> </text:span></text:span><text:span text:style-name="T3">script</text:span><text:span text:style-name="apple-converted-space"><text:span text:style-name="T3"> </text:span></text:span><text:span text:style-name="T3">que quiere ejecutar en las siguientes carpetas de configuración de</text:span><text:span text:style-name="apple-converted-space"><text:span text:style-name="T3"> </text:span></text:span><text:span text:style-name="Emphasis"><text:span text:style-name="T3">cron</text:span></text:span><text:span text:style-name="T3">:<text:line-break/><text:line-break/></text:span><text:span text:style-name="HTML_20_Code"><text:span text:style-name="T45">/etc/cron.hourly <text:s text:c="2"/># Ejecuta el script cada hora<text:line-break/>/etc/cron.daily <text:s text:c="3"/># Ejecuta el script diariamente<text:line-break/>/etc/cron.weekly <text:s text:c="2"/># Ejecuta el script semanalmente<text:line-break/>/etc/cron.monthly <text:s/># Ejecuta el script mensualmente</text:span></text:span></text:p>
          </table:table-cell>
        </table:table-row>
        <table:table-row table:style-name="Tabla7.1">
          <table:table-cell table:style-name="Tabla7.A2" office:value-type="string">
            <text:p text:style-name="P33">MONITORIZA- CIÓN DEL SISTEMA</text:p>
            <text:p text:style-name="P33"/>
            <text:p text:style-name="P35">(sigue)</text:p>
            <text:p text:style-name="P34"><text:soft-page-break/>MONITORIZA- CIÓN DEL SISTEMA</text:p>
          </table:table-cell>
          <table:table-cell table:style-name="Tabla7.B2" office:value-type="string">
            <text:p text:style-name="P38">Herramientas básicas de monitorización en GNU/Linux</text:p>
            <text:p text:style-name="P36"><text:span text:style-name="T85">P</text:span>rocesos</text:p>
            <text:p text:style-name="P4"><text:span text:style-name="Source_20_Text"><text:span text:style-name="T45">ps</text:span></text:span><text:span text:style-name="T3"> Muestra el estado de los procesos que se están ejecutando en el equipo.<text:line-break/><text:line-break/></text:span><text:span text:style-name="T15">Almacenamiento</text:span></text:p>
            <text:p text:style-name="Standard"><text:span text:style-name="Source_20_Text"><text:span text:style-name="T45">df</text:span></text:span><text:span text:style-name="T3"> Muestra el espacio libre del sistema de ficheros. </text:span></text:p>
            <text:p text:style-name="P50"><text:soft-page-break/><text:span text:style-name="Source_20_Text"><text:span text:style-name="T45">du</text:span></text:span><text:span text:style-name="T3"> Muestra el espacio ocupado a partir de un determinado directorio.</text:span></text:p>
            <text:p text:style-name="P3"><text:span text:style-name="Source_20_Text"><text:span text:style-name="T17">M</text:span></text:span><text:span text:style-name="Source_20_Text"><text:span text:style-name="T15">emoria</text:span></text:span></text:p>
            <text:p text:style-name="Standard"><text:span text:style-name="Source_20_Text"><text:span text:style-name="T45">free</text:span></text:span><text:span text:style-name="T3"> Proporciona información relativa a la cantidad de memoria física, espacio de </text:span><text:span text:style-name="T23">swap</text:span><text:span text:style-name="T3"> libre y usado por el sistema operativo, estado de los </text:span><text:span text:style-name="T23">buffers</text:span><text:span text:style-name="T3"> y memoria caché utilizada por el núcleo. </text:span></text:p>
            <text:p text:style-name="P50"><text:span text:style-name="Source_20_Text"><text:span text:style-name="T45">pmap</text:span></text:span><text:span text:style-name="T3"> Proporciona información referente a la utilización de la memoria por parte de un determinado proceso.</text:span></text:p>
            <text:p text:style-name="P37">Red</text:p>
            <text:p text:style-name="Standard"><text:span text:style-name="Source_20_Text"><text:span text:style-name="T45">ifstat</text:span></text:span><text:span text:style-name="T3"> Muestra estadística</text:span><text:span text:style-name="T8">s</text:span><text:span text:style-name="T3"> de tráfico entrada/salida de interfaces de red. </text:span></text:p>
            <text:p text:style-name="Standard"><text:span text:style-name="Source_20_Text"><text:span text:style-name="T45">iftop</text:span></text:span><text:span text:style-name="T3"> Muestra las conexiones de red de un equipo. </text:span></text:p>
            <text:p text:style-name="Standard"><text:span text:style-name="Source_20_Text"><text:span text:style-name="T45">iptraf</text:span></text:span><text:span text:style-name="T3"> Es una completa herramienta que permite mostrar las estadísticas de red en tiempo real. </text:span></text:p>
            <text:p text:style-name="Standard"><text:span text:style-name="Source_20_Text"><text:span text:style-name="T45">netstat</text:span></text:span><text:span text:style-name="T3"> Proporciona estadísticas e información de estado sobre tablas de rutas, interfaces de red, conexiones establecidas, etcétera. </text:span></text:p>
            <text:p text:style-name="Standard"><text:span text:style-name="Source_20_Text"><text:span text:style-name="T45">ping</text:span></text:span><text:span text:style-name="T3"> Permite comprobar el estado de una conexión. </text:span></text:p>
            <text:p text:style-name="P50"><text:span text:style-name="Source_20_Text"><text:span text:style-name="T45">traceroute</text:span></text:span><text:span text:style-name="T3"> </text:span><text:span text:style-name="T9">Obtiene</text:span><text:span text:style-name="T3"> el camino que se sigue un paquete para establecer una comunicación con un destinatario, es decir, los </text:span><text:span text:style-name="T23">routers</text:span><text:span text:style-name="T3"> </text:span><text:span text:style-name="T10">por los que pasa</text:span><text:span text:style-name="T3">.</text:span></text:p>
            <text:p text:style-name="P37">Polivalentes</text:p>
            <text:p text:style-name="Standard"><text:span text:style-name="Source_20_Text"><text:span text:style-name="T45">dstat</text:span></text:span><text:span text:style-name="T3"> Permite realizar estadísticas de CPU, utilización de disco, red, paginación y estado del sistema. </text:span></text:p>
            <text:p text:style-name="Standard"><text:span text:style-name="Source_20_Text"><text:span text:style-name="T45">iostat</text:span></text:span><text:span text:style-name="T3"> Permite ver la carga de CPU y del disco duro. </text:span></text:p>
            <text:p text:style-name="Standard"><text:span text:style-name="Source_20_Text"><text:span text:style-name="T45">top</text:span></text:span><text:span text:style-name="T3"> Informa en tiempo real sobre la actividad del sistema. Proporciona información sobre la carga del sistema operativo, grado de utilización de la CPU, memoria y </text:span><text:span text:style-name="T23">swap</text:span><text:span text:style-name="T3">, y los procesos que se encuentran en ejecución. </text:span></text:p>
            <text:p text:style-name="Standard"><text:span text:style-name="Source_20_Text"><text:span text:style-name="T45">vmstat</text:span></text:span><text:span text:style-name="T3"> Muestra información sobre los procesos que se están ejecutando en el equipo, la memoria, las operaciones de entrada y salida a disco, y la utilización de la CPU. Es una aplicación clásica en los sistemas. </text:span></text:p>
            <text:p text:style-name="Standard"><text:span text:style-name="Source_20_Text"><text:span text:style-name="T45">who</text:span></text:span><text:span text:style-name="T3"> </text:span><text:span text:style-name="T11">Muestra </text:span><text:span text:style-name="T3">resumida</text:span><text:span text:style-name="T11">mente</text:span><text:span text:style-name="T3"> el tiempo que lleva activo el sistema (</text:span><text:span text:style-name="T23">uptime</text:span><text:span text:style-name="T3">), la carga del sistema y la actividad de </text:span><text:span text:style-name="T11">los </text:span><text:span text:style-name="T3">usuarios conectados </text:span><text:span text:style-name="T11">a él actualmente</text:span><text:span text:style-name="T3">. </text:span></text:p>
            <text:p text:style-name="P5"><text:span text:style-name="Source_20_Text"><text:span text:style-name="T45">xosview</text:span></text:span><text:span text:style-name="T3"> Es una aplicación gráfica que proporciona información sobre el uso de CPU, memoria, cantidad de carga del sistema, red, interrupciones y </text:span><text:span text:style-name="T23">swap</text:span><text:span text:style-name="T3"> en espacio de usuario. </text:span></text:p>
          </table:table-cell>
        </table:table-row>
        <table:table-row table:style-name="Tabla7.1">
          <table:table-cell table:style-name="Tabla7.A2" office:value-type="string">
            <text:p text:style-name="P33">COMANDO TAR</text:p>
          </table:table-cell>
          <table:table-cell table:style-name="Tabla7.B2" office:value-type="string">
            <text:p text:style-name="P11">Opciones de tar:<text:line-break/><text:span text:style-name="T64">-c</text:span><text:span text:style-name="T29"> Crea un contenedor.<text:line-break/></text:span><text:span text:style-name="T64">-</text:span><text:span text:style-name="T63">x</text:span><text:span text:style-name="T29"> Extrae ficheros de un contenedor.<text:line-break/></text:span><text:soft-page-break/><text:span text:style-name="T64">-</text:span><text:span text:style-name="T63">t</text:span><text:span text:style-name="T29"> Testea los ficheros almacenados en un contenedor.<text:line-break/></text:span><text:span text:style-name="T64">-</text:span><text:span text:style-name="T63">r</text:span><text:span text:style-name="T29"> Añade ficheros al final de un contenedor.<text:line-break/></text:span><text:span text:style-name="T64">-</text:span><text:span text:style-name="T63">v</text:span><text:span text:style-name="T29"> Modo </text:span><text:span text:style-name="T28">verbose</text:span><text:span text:style-name="T29">. f Especifica el nombre del contenedor.<text:line-break/></text:span><text:span text:style-name="T64">-</text:span><text:span text:style-name="T29">z Comprime o descomprime el fichero. </text:span></text:p>
            <text:p text:style-name="P11"><text:span text:style-name="T29">En primer lugar debe saber cómo crear contenedores con los ficheros deseados. Por ejemplo, para copiar el directorio /home/ en el fichero /root/copia.tgz hay que ejecutar el siguiente comando:<text:line-break/></text:span><text:span text:style-name="T54"># tar cvf /root/copia.t</text:span><text:span text:style-name="T59">ar</text:span><text:span text:style-name="T54"> /home/</text:span></text:p>
            <text:p text:style-name="P18"><text:span text:style-name="T29">La opción “v” no es necesaria, pero es útil para ver el proceso de empaquetamiento del fichero. En muchas situaciones también resulta útil comprimir la información guardada (tar no comprime, sólo empaqueta) por lo que hay que utilizar las opciones “cvfz” </text:span><text:span text:style-name="T38">para comprimir con gzip (.tgz)</text:span><text:span text:style-name="T29">.</text:span></text:p>
            <text:p text:style-name="P17"><text:span text:style-name="T37">E</text:span><text:span text:style-name="T29">s posible especificar múltiples ficheros (o directorios). </text:span><text:span text:style-name="T37">L</text:span><text:span text:style-name="T29">a siguiente orden crea el fichero /tmp/backup.tar, que </text:span><text:span text:style-name="T37">guarda</text:span><text:span text:style-name="T29"> </text:span><text:span text:style-name="T37">el contenido de</text:span><text:span text:style-name="T29"> /etc/passwd y </text:span><text:span text:style-name="T37">el de todas las carpetas de /etc que comiencen por “host” (</text:span><text:span text:style-name="T29">/etc/hosts*</text:span><text:span text:style-name="T37">)</text:span><text:span text:style-name="T29">.<text:line-break/></text:span><text:span text:style-name="T54"># tar cvf /tmp/backup.tar /etc/passwd /etc/hosts*</text:span></text:p>
            <text:p text:style-name="P26">Para recuperar los ficheros guardados en un fichero tar se utilizan las opciones “xvf” (o “xvfz” si se ha utilizado compresión con gzip).</text:p>
            <text:p text:style-name="P19"><text:span text:style-name="T29">Puedes indicar el fichero o ficheros a extraer; si no lo haces se extraerán todos los ficheros. A continuación puedes ver un ejemplo:<text:line-break/></text:span><text:span text:style-name="T54"># tar xvf /tmp/backup.tar /etc/passwd</text:span></text:p>
            <text:p text:style-name="P25">En el ejemplo anterior, la restauración se ha realizado desde el directorio de trabajo, creando en él un subdirectorio /etc con los ficheros correspondientes en su interior.</text:p>
            <text:p text:style-name="P8">Un fichero con extensión “.tar” se llama empaquetado ya que el fichero ocupa lo mismo que su contenido. Mientras que un fichero con extensión “.tar.gz” o “.tgz” est<text:span text:style-name="T86">á</text:span> comprimido y ocupa menos espacio que su contenido.</text:p>
          </table:table-cell>
        </table:table-row>
        <table:table-row table:style-name="Tabla7.1">
          <table:table-cell table:style-name="Tabla7.A2" office:value-type="string">
            <text:p text:style-name="P33">COMANDO DD</text:p>
          </table:table-cell>
          <table:table-cell table:style-name="Tabla7.B2" office:value-type="string">
            <text:p text:style-name="P11"><text:span text:style-name="T29">El comando dd permite realizar copias exactas (bit a bit) de discos duros, particiones o ficheros. La sintaxis de dd es la siguiente:<text:line-break/></text:span><text:span text:style-name="T63"># dd if=fichero_origen of=fichero_destino</text:span></text:p>
            <text:p text:style-name="P11">Antes de duplicar un disco duro debes saber los discos duros que tiene el sistema por lo que tienes que ejecutar el comando <text:span text:style-name="T87">(parámetro -l 'ele')</text:span>:<text:line-break/><text:span text:style-name="T54"># fdisk –</text:span><text:span text:style-name="T60">l</text:span></text:p>
            <text:p text:style-name="P8"><text:span text:style-name="T29">Por ejemplo, si desea clonar el disco duro que se encuentra en /dev/sda en el disco duro /dev/sdb ejecuta el comando:<text:line-break/></text:span><text:span text:style-name="T53"># dd if=/dev/sda of=/dev/sdb</text:span></text:p>
          </table:table-cell>
        </table:table-row>
        <table:table-row table:style-name="Tabla7.1">
          <table:table-cell table:style-name="Tabla7.A2" office:value-type="string">
            <text:p text:style-name="P33">COMANDO RSYNC</text:p>
          </table:table-cell>
          <table:table-cell table:style-name="Tabla7.B2" office:value-type="string">
            <text:p text:style-name="P20"><text:span text:style-name="T87">Sincroniza</text:span> carpetas de forma incremental y permite trabajar con datos comprimidos y cifrados.</text:p>
            <text:p text:style-name="P20">Mediante una técnica que se conoce como de delta encoding, permite <text:soft-page-break/>sincronizar archivos y directorios entre dos máquinas de una red o entre dos ubicaciones en una misma máquina, minimizando el volumen de datos transferidos por la red.</text:p>
            <text:p text:style-name="P11">Al sincronizar las carpetas de dos equipos los datos se envían a través de SSH por lo que es posible configurar el servidor SSH para que no solicite la contraseña a la hora de sincronizar las carpetas.</text:p>
            <text:p text:style-name="P11">Si deseas sincronizar dos carpetas locales ejecuta:<text:line-break/><text:span text:style-name="T54">$ rsync –avz /carpeta_origen /carpeta_destino</text:span></text:p>
            <text:p text:style-name="P8"><text:span text:style-name="T29">donde se sincroniza el contenido de la /carpeta_origen en la /carpeta_destino. De forma análoga si quieres sincronizar las carpetas de dos equipos ejecuta:<text:line-break/></text:span><text:span text:style-name="T54">$ rsync –avz /carpeta_origen 192.168.0.9:/carpeta_destino</text:span></text:p>
          </table:table-cell>
        </table:table-row>
        <table:table-row table:style-name="Tabla7.1">
          <table:table-cell table:style-name="Tabla7.A2" office:value-type="string">
            <text:p text:style-name="P33">BACKUPS <text:span text:style-name="T95">SOBRE CD-ROM</text:span></text:p>
          </table:table-cell>
          <table:table-cell table:style-name="Tabla7.B2" office:value-type="string">
            <text:p text:style-name="P11"><text:span text:style-name="T39">Para r</text:span><text:span text:style-name="T29">ealizar una copia del directorio /home, en primer lugar ejecutarás mkisofs para crear una imagen con todos los ficheros y subdirectorios de los usuarios </text:span><text:span text:style-name="T39">contenidos en /home</text:span><text:span text:style-name="T29">:<text:line-break/></text:span><text:span text:style-name="T53"># mkisofs -o /root/imagen.iso /home/</text:span></text:p>
            <text:p text:style-name="P25">Con esta orden se ha creado una imagen ISO denominada /root/imagen.iso y que contiene toda la estructura de directorios de /home.</text:p>
            <text:p text:style-name="P24"><text:span text:style-name="T29">Una vez creada la imagen </text:span><text:span text:style-name="T39">podemos</text:span><text:span text:style-name="T29"> grabarla en un CD-ROM, por ejemplo, mediante </text:span><text:span text:style-name="T39">el comando </text:span><text:span text:style-name="T29">cdrecord:<text:line-break/></text:span><text:span text:style-name="T63"># cdrecord /root/imagen.iso</text:span></text:p>
          </table:table-cell>
        </table:table-row>
      </table:table>
      <text:p text:style-name="P5"/>
      <text:p text:style-name="P47">Notas:</text:p>
      <text:p text:style-name="P47">1. Init: Ubuntu usa Upstart como reemplazo para el proceso de inicialización Init.<text:line-break/>2. "sysv-rc-config" es erróneo. Debe ser: sudo apt-get install sysv-rc-conf<text:line-break/>comando: sysv-rc-conf<text:line-break/>3. Con el cambio a Upstart, chkconfig no está disponible en los repositorios oficiales para las últimas versiones de Ubuntu. Usar en su lugar: update-rc.d<text:line-break/>4. En Ubuntu se usa cron en vez de crond en "service crond status"<text:line-break/>(crond se emplea en otras distribuciones como Fedora...)</text:p>
      <text:p text:style-name="P47"/>
      <text:p text:style-name="P47">Ayudas:</text:p>
      <text:p text:style-name="P41"><text:span text:style-name="T96">Ojo</text:span><text:span text:style-name="T88"> con las mayúsculas y minúsculas en los parámetros de los comandos </text:span><text:span text:style-name="T90">y en los nombres de los ficheros, </text:span><text:span text:style-name="T88">ya que no son lo mismo. </text:span></text:p>
      <text:p text:style-name="P41"><text:span text:style-name="T61">man comando</text:span><text:span text:style-name="T88"> muestra el manual del comando.</text:span></text:p>
      <text:p text:style-name="P41"><text:span text:style-name="T61">comando –help</text:span><text:span text:style-name="T88"> muestra ayuda</text:span></text:p>
      <text:p text:style-name="P41"><text:span text:style-name="T67">CTRL+X</text:span><text:span text:style-name="T89">: Para salir</text:span></text:p>
      <text:p text:style-name="P41"><text:span text:style-name="T67">CTRL+C</text:span><text:span text:style-name="T88">: Terminar y salir del proceso actu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ohit Hindi" svg:font-family="'Lohit Hindi'"/>
    <style:font-face style:name="Lohit Hindi1" svg:font-family="'Lohit Hindi'"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loext:opacity="0%"/>
    </style:style>
    <style:style style:name="Header_20_and_20_Footer" style:display-name="Header and Footer" style:family="paragraph" style:parent-style-name="Standard" style:class="extra"/>
    <style:style style:name="Header" style:family="paragraph" style:parent-style-name="Standard" style:next-style-name="Text_20_body" style:default-outline-level="" style:class="extra">
      <style:paragraph-properties fo:margin-top="0.423cm" fo:margin-bottom="0cm" style:contextual-spacing="false" fo:line-height="100%" fo:keep-with-next="always">
        <style:tab-stops>
          <style:tab-stop style:position="7.5cm" style:type="center"/>
          <style:tab-stop style:position="15cm" style:type="right"/>
        </style:tab-stops>
      </style:paragraph-propertie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idevice_5f_destacadofpd" style:display-name="idevice_destacadofpd"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lemento_5f_centrado" style:display-name="elemento_centrado"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exto_5f_centrado" style:display-name="texto_centrado"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lace_5f_centrado" style:display-name="enlace_centrado"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redenciales"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stacado"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Heading" style:family="paragraph" style:parent-style-name="Standard" style:class="text"/>
    <style:style style:name="Heading_20_1" style:display-name="Heading 1" style:family="paragraph" style:parent-style-name="Header" style:class="text"/>
    <style:style style:name="Heading_20_2" style:display-name="Heading 2" style:family="paragraph" style:parent-style-name="Header" style:class="text"/>
    <style:style style:name="Heading_20_3" style:display-name="Heading 3" style:family="paragraph" style:parent-style-name="Header" style:class="text"/>
    <style:style style:name="Text" style:family="paragraph" style:parent-style-name="Caption" style:class="extra"/>
    <style:style style:name="Endnote" style:family="paragraph" style:parent-style-name="Standard" style:class="extra"/>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talic"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devicetitle" style:family="text" style:parent-style-name="Default_20_Paragraph_20_Font"/>
    <style:style style:name="HTML_20_Acronym" style:display-name="HTML Acronym"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ebkit-html-doctype" style:family="text" style:parent-style-name="Default_20_Paragraph_20_Font"/>
    <style:style style:name="webkit-html-tag" style:family="text" style:parent-style-name="Default_20_Paragraph_20_Font"/>
    <style:style style:name="webkit-html-attribute-name" style:family="text" style:parent-style-name="Default_20_Paragraph_20_Font"/>
    <style:style style:name="webkit-html-attribute-valu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81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7.62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1.43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02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pto Precios</meta:initial-creator>
    <meta:editing-cycles>99</meta:editing-cycles>
    <meta:creation-date>2013-02-20T13:29:00</meta:creation-date>
    <dc:date>2024-07-22T20:23:25.621599221</dc:date>
    <meta:editing-duration>PT4H49M36S</meta:editing-duration>
    <meta:generator>LibreOffice/7.3.7.2$Linux_X86_64 LibreOffice_project/30$Build-2</meta:generator>
    <meta:document-statistic meta:table-count="2" meta:image-count="0" meta:object-count="0" meta:page-count="10" meta:paragraph-count="190" meta:word-count="3038" meta:character-count="19278" meta:non-whitespace-character-count="162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